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200000002577100ABC049BCB2.png" manifest:media-type="image/png"/>
  <manifest:file-entry manifest:full-path="Pictures/1000020100000002000000022DAD99C050283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2b2b2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ddddd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093cm" svg:x="2.007cm" svg:y="1.016cm" svg:viewBox="0 0 5532 94" draw:points="0,94 5532,94 5532,0 0,0">
          <text:p/>
        </draw:polygon>
        <draw:polygon draw:style-name="gr1" draw:text-style-name="P1" draw:layer="layout" svg:width="0.093cm" svg:height="0.425cm" svg:x="2.007cm" svg:y="1.108cm" svg:viewBox="0 0 94 426" draw:points="0,426 94,426 94,0 0,0">
          <text:p/>
        </draw:polygon>
        <draw:polygon draw:style-name="gr1" draw:text-style-name="P1" draw:layer="layout" svg:width="0.093cm" svg:height="0.425cm" svg:x="7.445cm" svg:y="1.108cm" svg:viewBox="0 0 94 426" draw:points="0,426 94,426 94,0 0,0">
          <text:p/>
        </draw:polygon>
        <draw:polygon draw:style-name="gr1" draw:text-style-name="P1" draw:layer="layout" svg:width="5.531cm" svg:height="0.093cm" svg:x="2.007cm" svg:y="1.533cm" svg:viewBox="0 0 5532 94" draw:points="0,94 5532,94 5532,0 0,0">
          <text:p/>
        </draw:polygon>
        <draw:polygon draw:style-name="gr1" draw:text-style-name="P1" draw:layer="layout" svg:width="5.345cm" svg:height="0.425cm" svg:x="2.1cm" svg:y="1.108cm" svg:viewBox="0 0 5346 426" draw:points="0,426 5346,426 5346,0 0,0">
          <text:p/>
        </draw:polygon>
        <draw:frame draw:style-name="gr2" draw:text-style-name="P2" draw:layer="layout" svg:width="2.926cm" svg:height="0.422cm" svg:x="2.101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32cm" svg:height="0.406cm" svg:x="7.538cm" svg:y="1.016cm" svg:viewBox="0 0 5533 407" draw:points="0,407 5533,407 5533,0 0,0">
          <text:p/>
        </draw:polygon>
        <draw:polygon draw:style-name="gr1" draw:text-style-name="P1" draw:layer="layout" svg:width="0.093cm" svg:height="0.424cm" svg:x="7.538cm" svg:y="1.422cm" svg:viewBox="0 0 94 425" draw:points="0,425 94,425 94,0 0,0">
          <text:p/>
        </draw:polygon>
        <draw:polygon draw:style-name="gr1" draw:text-style-name="P1" draw:layer="layout" svg:width="0.094cm" svg:height="0.424cm" svg:x="12.976cm" svg:y="1.422cm" svg:viewBox="0 0 95 425" draw:points="0,425 95,425 95,0 0,0">
          <text:p/>
        </draw:polygon>
        <draw:polygon draw:style-name="gr1" draw:text-style-name="P1" draw:layer="layout" svg:width="5.532cm" svg:height="0.406cm" svg:x="7.538cm" svg:y="1.846cm" svg:viewBox="0 0 5533 407" draw:points="0,407 5533,407 5533,0 0,0">
          <text:p/>
        </draw:polygon>
        <draw:polygon draw:style-name="gr1" draw:text-style-name="P1" draw:layer="layout" svg:width="5.345cm" svg:height="0.424cm" svg:x="7.631cm" svg:y="1.422cm" svg:viewBox="0 0 5346 425" draw:points="0,425 5346,425 5346,0 0,0">
          <text:p/>
        </draw:polygon>
        <draw:frame draw:style-name="gr2" draw:text-style-name="P2" draw:layer="layout" svg:width="2.06cm" svg:height="0.422cm" svg:x="7.954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253cm" svg:height="0.422cm" svg:x="9.809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894cm" svg:height="0.422cm" svg:x="9.936cm" svg:y="1.423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016cm" svg:viewBox="0 0 5922 94" draw:points="0,94 5922,94 5922,0 0,0">
          <text:p/>
        </draw:polygon>
        <draw:polygon draw:style-name="gr1" draw:text-style-name="P1" draw:layer="layout" svg:width="0.093cm" svg:height="0.425cm" svg:x="13.078cm" svg:y="1.108cm" svg:viewBox="0 0 94 426" draw:points="0,426 94,426 94,0 0,0">
          <text:p/>
        </draw:polygon>
        <draw:polygon draw:style-name="gr1" draw:text-style-name="P1" draw:layer="layout" svg:width="0.094cm" svg:height="0.425cm" svg:x="18.905cm" svg:y="1.108cm" svg:viewBox="0 0 95 426" draw:points="0,426 95,426 95,0 0,0">
          <text:p/>
        </draw:polygon>
        <draw:polygon draw:style-name="gr1" draw:text-style-name="P1" draw:layer="layout" svg:width="5.921cm" svg:height="0.093cm" svg:x="13.078cm" svg:y="1.533cm" svg:viewBox="0 0 5922 94" draw:points="0,94 5922,94 5922,0 0,0">
          <text:p/>
        </draw:polygon>
        <draw:polygon draw:style-name="gr1" draw:text-style-name="P1" draw:layer="layout" svg:width="5.734cm" svg:height="0.425cm" svg:x="13.171cm" svg:y="1.108cm" svg:viewBox="0 0 5735 426" draw:points="0,426 5735,426 5735,0 0,0">
          <text:p/>
        </draw:polygon>
        <draw:frame draw:style-name="gr2" draw:text-style-name="P2" draw:layer="layout" svg:width="0.372cm" svg:height="0.422cm" svg:x="16.957cm" svg:y="1.10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46cm" svg:height="0.422cm" svg:x="17.144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0.999cm" svg:viewBox="0 0 10 111" draw:points="0,111 10,111 10,0 0,0">
          <text:p/>
        </draw:polygon>
        <draw:polygon draw:style-name="gr3" draw:text-style-name="P3" draw:layer="layout" svg:width="0.009cm" svg:height="0.008cm" svg:x="1.998cm" svg:y="0.999cm" svg:viewBox="0 0 10 9" draw:points="0,9 10,9 10,0 0,0">
          <text:p/>
        </draw:polygon>
        <draw:polygon draw:style-name="gr3" draw:text-style-name="P3" draw:layer="layout" svg:width="5.523cm" svg:height="0.008cm" svg:x="2.007cm" svg:y="0.999cm" svg:viewBox="0 0 5524 9" draw:points="0,9 5524,9 5524,0 0,0">
          <text:p/>
        </draw:polygon>
        <draw:polygon draw:style-name="gr1" draw:text-style-name="P1" draw:layer="layout" svg:width="5.523cm" svg:height="0.102cm" svg:x="2.007cm" svg:y="1.007cm" svg:viewBox="0 0 5524 103" draw:points="0,103 5524,103 5524,0 0,0">
          <text:p/>
        </draw:polygon>
        <draw:polygon draw:style-name="gr3" draw:text-style-name="P3" draw:layer="layout" svg:width="0.008cm" svg:height="0.102cm" svg:x="7.53cm" svg:y="1.007cm" svg:viewBox="0 0 9 103" draw:points="0,103 9,103 9,0 0,0">
          <text:p/>
        </draw:polygon>
        <draw:polygon draw:style-name="gr3" draw:text-style-name="P3" draw:layer="layout" svg:width="0.008cm" svg:height="0.008cm" svg:x="7.53cm" svg:y="0.999cm" svg:viewBox="0 0 9 9" draw:points="0,9 9,9 9,0 0,0">
          <text:p/>
        </draw:polygon>
        <draw:polygon draw:style-name="gr3" draw:text-style-name="P3" draw:layer="layout" svg:width="5.523cm" svg:height="0.008cm" svg:x="7.538cm" svg:y="0.999cm" svg:viewBox="0 0 5524 9" draw:points="0,9 5524,9 5524,0 0,0">
          <text:p/>
        </draw:polygon>
        <draw:polygon draw:style-name="gr1" draw:text-style-name="P1" draw:layer="layout" svg:width="5.523cm" svg:height="0.102cm" svg:x="7.538cm" svg:y="1.007cm" svg:viewBox="0 0 5524 103" draw:points="0,103 5524,103 5524,0 0,0">
          <text:p/>
        </draw:polygon>
        <draw:polygon draw:style-name="gr3" draw:text-style-name="P3" draw:layer="layout" svg:width="0.009cm" svg:height="0.102cm" svg:x="13.061cm" svg:y="1.007cm" svg:viewBox="0 0 10 103" draw:points="0,103 10,103 10,0 0,0">
          <text:p/>
        </draw:polygon>
        <draw:polygon draw:style-name="gr3" draw:text-style-name="P3" draw:layer="layout" svg:width="0.009cm" svg:height="0.008cm" svg:x="13.061cm" svg:y="0.999cm" svg:viewBox="0 0 10 9" draw:points="0,9 10,9 10,0 0,0">
          <text:p/>
        </draw:polygon>
        <draw:polygon draw:style-name="gr3" draw:text-style-name="P3" draw:layer="layout" svg:width="5.92cm" svg:height="0.008cm" svg:x="13.07cm" svg:y="0.999cm" svg:viewBox="0 0 5921 9" draw:points="0,9 5921,9 5921,0 0,0">
          <text:p/>
        </draw:polygon>
        <draw:polygon draw:style-name="gr1" draw:text-style-name="P1" draw:layer="layout" svg:width="5.92cm" svg:height="0.102cm" svg:x="13.07cm" svg:y="1.007cm" svg:viewBox="0 0 5921 103" draw:points="0,103 5921,103 5921,0 0,0">
          <text:p/>
        </draw:polygon>
        <draw:polygon draw:style-name="gr3" draw:text-style-name="P3" draw:layer="layout" svg:width="0.009cm" svg:height="0.11cm" svg:x="18.99cm" svg:y="0.999cm" svg:viewBox="0 0 10 111" draw:points="0,111 10,111 10,0 0,0">
          <text:p/>
        </draw:polygon>
        <draw:polygon draw:style-name="gr3" draw:text-style-name="P3" draw:layer="layout" svg:width="0.009cm" svg:height="0.008cm" svg:x="18.99cm" svg:y="0.999cm" svg:viewBox="0 0 10 9" draw:points="0,9 10,9 10,0 0,0">
          <text:p/>
        </draw:polygon>
        <draw:polygon draw:style-name="gr1" draw:text-style-name="P1" draw:layer="layout" svg:width="5.523cm" svg:height="0.093cm" svg:x="2.007cm" svg:y="1.524cm" svg:viewBox="0 0 5524 94" draw:points="0,94 5524,94 5524,0 0,0">
          <text:p/>
        </draw:polygon>
        <draw:polygon draw:style-name="gr3" draw:text-style-name="P3" draw:layer="layout" svg:width="0.009cm" svg:height="0.518cm" svg:x="1.998cm" svg:y="1.108cm" svg:viewBox="0 0 10 519" draw:points="0,519 10,519 10,0 0,0">
          <text:p/>
        </draw:polygon>
        <draw:polygon draw:style-name="gr3" draw:text-style-name="P3" draw:layer="layout" svg:width="0.008cm" svg:height="0.518cm" svg:x="7.53cm" svg:y="1.108cm" svg:viewBox="0 0 9 519" draw:points="0,519 9,519 9,0 0,0">
          <text:p/>
        </draw:polygon>
        <draw:polygon draw:style-name="gr1" draw:text-style-name="P1" draw:layer="layout" svg:width="5.929cm" svg:height="0.093cm" svg:x="13.07cm" svg:y="1.524cm" svg:viewBox="0 0 5930 94" draw:points="0,94 5930,94 5930,0 0,0">
          <text:p/>
        </draw:polygon>
        <draw:polygon draw:style-name="gr3" draw:text-style-name="P3" draw:layer="layout" svg:width="0.009cm" svg:height="0.518cm" svg:x="13.061cm" svg:y="1.108cm" svg:viewBox="0 0 10 519" draw:points="0,519 10,519 10,0 0,0">
          <text:p/>
        </draw:polygon>
        <draw:polygon draw:style-name="gr3" draw:text-style-name="P3" draw:layer="layout" svg:width="0.009cm" svg:height="0.518cm" svg:x="18.99cm" svg:y="1.108cm" svg:viewBox="0 0 10 519" draw:points="0,519 10,519 10,0 0,0">
          <text:p/>
        </draw:polygon>
        <draw:polygon draw:style-name="gr1" draw:text-style-name="P1" draw:layer="layout" svg:width="5.531cm" svg:height="0.093cm" svg:x="2.007cm" svg:y="1.643cm" svg:viewBox="0 0 5532 94" draw:points="0,94 5532,94 5532,0 0,0">
          <text:p/>
        </draw:polygon>
        <draw:polygon draw:style-name="gr1" draw:text-style-name="P1" draw:layer="layout" svg:width="0.093cm" svg:height="0.423cm" svg:x="2.007cm" svg:y="1.736cm" svg:viewBox="0 0 94 424" draw:points="0,424 94,424 94,0 0,0">
          <text:p/>
        </draw:polygon>
        <draw:polygon draw:style-name="gr1" draw:text-style-name="P1" draw:layer="layout" svg:width="0.093cm" svg:height="0.423cm" svg:x="7.445cm" svg:y="1.736cm" svg:viewBox="0 0 94 424" draw:points="0,424 94,424 94,0 0,0">
          <text:p/>
        </draw:polygon>
        <draw:polygon draw:style-name="gr1" draw:text-style-name="P1" draw:layer="layout" svg:width="5.531cm" svg:height="0.093cm" svg:x="2.007cm" svg:y="2.159cm" svg:viewBox="0 0 5532 94" draw:points="0,94 5532,94 5532,0 0,0">
          <text:p/>
        </draw:polygon>
        <draw:polygon draw:style-name="gr1" draw:text-style-name="P1" draw:layer="layout" svg:width="5.345cm" svg:height="0.423cm" svg:x="2.1cm" svg:y="1.736cm" svg:viewBox="0 0 5346 424" draw:points="0,424 5346,424 5346,0 0,0">
          <text:p/>
        </draw:polygon>
        <draw:frame draw:style-name="gr2" draw:text-style-name="P2" draw:layer="layout" svg:width="2.032cm" svg:height="0.422cm" svg:x="2.101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3.964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18cm" svg:height="0.422cm" svg:x="4.227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643cm" svg:viewBox="0 0 5922 94" draw:points="0,94 5922,94 5922,0 0,0">
          <text:p/>
        </draw:polygon>
        <draw:polygon draw:style-name="gr1" draw:text-style-name="P1" draw:layer="layout" svg:width="0.093cm" svg:height="0.423cm" svg:x="13.078cm" svg:y="1.736cm" svg:viewBox="0 0 94 424" draw:points="0,424 94,424 94,0 0,0">
          <text:p/>
        </draw:polygon>
        <draw:polygon draw:style-name="gr1" draw:text-style-name="P1" draw:layer="layout" svg:width="0.094cm" svg:height="0.423cm" svg:x="18.905cm" svg:y="1.736cm" svg:viewBox="0 0 95 424" draw:points="0,424 95,424 95,0 0,0">
          <text:p/>
        </draw:polygon>
        <draw:polygon draw:style-name="gr1" draw:text-style-name="P1" draw:layer="layout" svg:width="5.921cm" svg:height="0.093cm" svg:x="13.078cm" svg:y="2.159cm" svg:viewBox="0 0 5922 94" draw:points="0,94 5922,94 5922,0 0,0">
          <text:p/>
        </draw:polygon>
        <draw:polygon draw:style-name="gr1" draw:text-style-name="P1" draw:layer="layout" svg:width="5.734cm" svg:height="0.423cm" svg:x="13.171cm" svg:y="1.736cm" svg:viewBox="0 0 5735 424" draw:points="0,424 5735,424 5735,0 0,0">
          <text:p/>
        </draw:polygon>
        <draw:frame draw:style-name="gr2" draw:text-style-name="P2" draw:layer="layout" svg:width="1.946cm" svg:height="0.422cm" svg:x="17.144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1.626cm" svg:viewBox="0 0 10 111" draw:points="0,111 10,111 10,0 0,0">
          <text:p/>
        </draw:polygon>
        <draw:polygon draw:style-name="gr3" draw:text-style-name="P3" draw:layer="layout" svg:width="5.523cm" svg:height="0.008cm" svg:x="2.007cm" svg:y="1.626cm" svg:viewBox="0 0 5524 9" draw:points="0,9 5524,9 5524,0 0,0">
          <text:p/>
        </draw:polygon>
        <draw:polygon draw:style-name="gr1" draw:text-style-name="P1" draw:layer="layout" svg:width="5.523cm" svg:height="0.102cm" svg:x="2.007cm" svg:y="1.634cm" svg:viewBox="0 0 5524 103" draw:points="0,103 5524,103 5524,0 0,0">
          <text:p/>
        </draw:polygon>
        <draw:polygon draw:style-name="gr3" draw:text-style-name="P3" draw:layer="layout" svg:width="0.008cm" svg:height="0.11cm" svg:x="7.53cm" svg:y="1.626cm" svg:viewBox="0 0 9 111" draw:points="0,111 9,111 9,0 0,0">
          <text:p/>
        </draw:polygon>
        <draw:polygon draw:style-name="gr3" draw:text-style-name="P3" draw:layer="layout" svg:width="0.009cm" svg:height="0.11cm" svg:x="13.061cm" svg:y="1.626cm" svg:viewBox="0 0 10 111" draw:points="0,111 10,111 10,0 0,0">
          <text:p/>
        </draw:polygon>
        <draw:polygon draw:style-name="gr3" draw:text-style-name="P3" draw:layer="layout" svg:width="5.92cm" svg:height="0.008cm" svg:x="13.07cm" svg:y="1.626cm" svg:viewBox="0 0 5921 9" draw:points="0,9 5921,9 5921,0 0,0">
          <text:p/>
        </draw:polygon>
        <draw:polygon draw:style-name="gr1" draw:text-style-name="P1" draw:layer="layout" svg:width="5.92cm" svg:height="0.102cm" svg:x="13.07cm" svg:y="1.634cm" svg:viewBox="0 0 5921 103" draw:points="0,103 5921,103 5921,0 0,0">
          <text:p/>
        </draw:polygon>
        <draw:polygon draw:style-name="gr3" draw:text-style-name="P3" draw:layer="layout" svg:width="0.009cm" svg:height="0.11cm" svg:x="18.99cm" svg:y="1.626cm" svg:viewBox="0 0 10 111" draw:points="0,111 10,111 10,0 0,0">
          <text:p/>
        </draw:polygon>
        <draw:polygon draw:style-name="gr1" draw:text-style-name="P1" draw:layer="layout" svg:width="5.523cm" svg:height="0.093cm" svg:x="2.007cm" svg:y="2.151cm" svg:viewBox="0 0 5524 94" draw:points="0,94 5524,94 5524,0 0,0">
          <text:p/>
        </draw:polygon>
        <draw:polygon draw:style-name="gr3" draw:text-style-name="P3" draw:layer="layout" svg:width="0.009cm" svg:height="0.516cm" svg:x="1.998cm" svg:y="1.736cm" svg:viewBox="0 0 10 517" draw:points="0,517 10,517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5.523cm" svg:height="0.009cm" svg:x="2.007cm" svg:y="2.252cm" svg:viewBox="0 0 5524 10" draw:points="0,10 5524,10 5524,0 0,0">
          <text:p/>
        </draw:polygon>
        <draw:polygon draw:style-name="gr1" draw:text-style-name="P1" draw:layer="layout" svg:width="5.523cm" svg:height="0.093cm" svg:x="7.538cm" svg:y="2.151cm" svg:viewBox="0 0 5524 94" draw:points="0,94 5524,94 5524,0 0,0">
          <text:p/>
        </draw:polygon>
        <draw:polygon draw:style-name="gr3" draw:text-style-name="P3" draw:layer="layout" svg:width="0.008cm" svg:height="0.516cm" svg:x="7.53cm" svg:y="1.736cm" svg:viewBox="0 0 9 517" draw:points="0,517 9,517 9,0 0,0">
          <text:p/>
        </draw:polygon>
        <draw:polygon draw:style-name="gr3" draw:text-style-name="P3" draw:layer="layout" svg:width="0.008cm" svg:height="0.009cm" svg:x="7.53cm" svg:y="2.252cm" svg:viewBox="0 0 9 10" draw:points="0,10 9,10 9,0 0,0">
          <text:p/>
        </draw:polygon>
        <draw:polygon draw:style-name="gr3" draw:text-style-name="P3" draw:layer="layout" svg:width="5.523cm" svg:height="0.009cm" svg:x="7.538cm" svg:y="2.252cm" svg:viewBox="0 0 5524 10" draw:points="0,10 5524,10 5524,0 0,0">
          <text:p/>
        </draw:polygon>
        <draw:polygon draw:style-name="gr1" draw:text-style-name="P1" draw:layer="layout" svg:width="5.929cm" svg:height="0.093cm" svg:x="13.07cm" svg:y="2.151cm" svg:viewBox="0 0 5930 94" draw:points="0,94 5930,94 5930,0 0,0">
          <text:p/>
        </draw:polygon>
        <draw:polygon draw:style-name="gr3" draw:text-style-name="P3" draw:layer="layout" svg:width="0.009cm" svg:height="0.516cm" svg:x="13.061cm" svg:y="1.736cm" svg:viewBox="0 0 10 517" draw:points="0,517 10,517 10,0 0,0">
          <text:p/>
        </draw:polygon>
        <draw:polygon draw:style-name="gr3" draw:text-style-name="P3" draw:layer="layout" svg:width="0.009cm" svg:height="0.009cm" svg:x="13.061cm" svg:y="2.252cm" svg:viewBox="0 0 10 10" draw:points="0,10 10,10 10,0 0,0">
          <text:p/>
        </draw:polygon>
        <draw:polygon draw:style-name="gr3" draw:text-style-name="P3" draw:layer="layout" svg:width="5.92cm" svg:height="0.009cm" svg:x="13.07cm" svg:y="2.252cm" svg:viewBox="0 0 5921 10" draw:points="0,10 5921,10 5921,0 0,0">
          <text:p/>
        </draw:polygon>
        <draw:polygon draw:style-name="gr3" draw:text-style-name="P3" draw:layer="layout" svg:width="0.009cm" svg:height="0.516cm" svg:x="18.99cm" svg:y="1.736cm" svg:viewBox="0 0 10 517" draw:points="0,517 10,517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4" draw:text-style-name="P4" draw:layer="layout" svg:width="5.692cm" svg:height="0.008cm" svg:x="1.956cm" svg:y="24.705cm" svg:viewBox="0 0 5693 9" draw:points="0,9 5693,9 5693,0 0,0">
          <text:p/>
        </draw:polygon>
        <draw:polygon draw:style-name="gr4" draw:text-style-name="P4" draw:layer="layout" svg:width="5.7cm" svg:height="0.008cm" svg:x="13.29cm" svg:y="24.705cm" svg:viewBox="0 0 5701 9" draw:points="0,9 5701,9 5701,0 0,0">
          <text:p/>
        </draw:polygon>
        <draw:frame draw:style-name="gr2" draw:text-style-name="P2" draw:layer="layout" svg:width="3.621cm" svg:height="0.422cm" svg:x="2.084cm" svg:y="24.815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4.575cm" svg:height="0.422cm" svg:x="14.484cm" svg:y="24.815cm">
          <draw:image xlink:href="Pictures/1000020100000002000000022DAD99C050283A40.png" xlink:type="simple" xlink:show="embed" xlink:actuate="onLoad">
            <text:p/>
          </draw:image>
        </draw:frame>
        <draw:polygon draw:style-name="gr4" draw:text-style-name="P4" draw:layer="layout" svg:width="5.692cm" svg:height="0.008cm" svg:x="7.623cm" svg:y="26.923cm" svg:viewBox="0 0 5693 9" draw:points="0,9 5693,9 5693,0 0,0">
          <text:p/>
        </draw:polygon>
        <draw:frame draw:style-name="gr2" draw:text-style-name="P2" draw:layer="layout" svg:width="7.333cm" svg:height="0.422cm" svg:x="6.937cm" svg:y="27.02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023cm" svg:height="0.422cm" svg:x="9.555cm" svg:y="27.449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4.709cm" svg:height="0.525cm" svg:x="2.007cm" svg:y="3.014cm" svg:viewBox="0 0 4710 526" draw:points="0,526 4710,526 4710,0 0,0">
          <text:p/>
        </draw:polygon>
        <draw:polygon draw:style-name="gr5" draw:text-style-name="P5" draw:layer="layout" svg:width="0.093cm" svg:height="0.424cm" svg:x="2.007cm" svg:y="3.539cm" svg:viewBox="0 0 94 425" draw:points="0,425 94,425 94,0 0,0">
          <text:p/>
        </draw:polygon>
        <draw:polygon draw:style-name="gr5" draw:text-style-name="P5" draw:layer="layout" svg:width="0.093cm" svg:height="0.424cm" svg:x="6.623cm" svg:y="3.539cm" svg:viewBox="0 0 94 425" draw:points="0,425 94,425 94,0 0,0">
          <text:p/>
        </draw:polygon>
        <draw:polygon draw:style-name="gr5" draw:text-style-name="P5" draw:layer="layout" svg:width="4.709cm" svg:height="0.534cm" svg:x="2.007cm" svg:y="3.963cm" svg:viewBox="0 0 4710 535" draw:points="0,535 4710,535 4710,0 0,0">
          <text:p/>
        </draw:polygon>
        <draw:polygon draw:style-name="gr5" draw:text-style-name="P5" draw:layer="layout" svg:width="4.523cm" svg:height="0.424cm" svg:x="2.1cm" svg:y="3.539cm" svg:viewBox="0 0 4524 425" draw:points="0,425 4524,425 4524,0 0,0">
          <text:p/>
        </draw:polygon>
        <draw:frame draw:style-name="gr2" draw:text-style-name="P2" draw:layer="layout" svg:width="0.778cm" svg:height="0.422cm" svg:x="4.066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5.573cm" svg:height="0.525cm" svg:x="6.725cm" svg:y="3.014cm" svg:viewBox="0 0 5574 526" draw:points="0,526 5574,526 5574,0 0,0">
          <text:p/>
        </draw:polygon>
        <draw:polygon draw:style-name="gr5" draw:text-style-name="P5" draw:layer="layout" svg:width="0.093cm" svg:height="0.424cm" svg:x="6.725cm" svg:y="3.539cm" svg:viewBox="0 0 94 425" draw:points="0,425 94,425 94,0 0,0">
          <text:p/>
        </draw:polygon>
        <draw:polygon draw:style-name="gr5" draw:text-style-name="P5" draw:layer="layout" svg:width="0.093cm" svg:height="0.424cm" svg:x="12.205cm" svg:y="3.539cm" svg:viewBox="0 0 94 425" draw:points="0,425 94,425 94,0 0,0">
          <text:p/>
        </draw:polygon>
        <draw:polygon draw:style-name="gr5" draw:text-style-name="P5" draw:layer="layout" svg:width="5.573cm" svg:height="0.534cm" svg:x="6.725cm" svg:y="3.963cm" svg:viewBox="0 0 5574 535" draw:points="0,535 5574,535 5574,0 0,0">
          <text:p/>
        </draw:polygon>
        <draw:polygon draw:style-name="gr5" draw:text-style-name="P5" draw:layer="layout" svg:width="5.387cm" svg:height="0.424cm" svg:x="6.818cm" svg:y="3.539cm" svg:viewBox="0 0 5388 425" draw:points="0,425 5388,425 5388,0 0,0">
          <text:p/>
        </draw:polygon>
        <draw:frame draw:style-name="gr2" draw:text-style-name="P2" draw:layer="layout" svg:width="1.284cm" svg:height="0.422cm" svg:x="8.961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3.989cm" svg:height="0.525cm" svg:x="12.307cm" svg:y="3.014cm" svg:viewBox="0 0 3990 526" draw:points="0,526 3990,526 3990,0 0,0">
          <text:p/>
        </draw:polygon>
        <draw:polygon draw:style-name="gr5" draw:text-style-name="P5" draw:layer="layout" svg:width="0.093cm" svg:height="0.424cm" svg:x="12.307cm" svg:y="3.539cm" svg:viewBox="0 0 94 425" draw:points="0,425 94,425 94,0 0,0">
          <text:p/>
        </draw:polygon>
        <draw:polygon draw:style-name="gr5" draw:text-style-name="P5" draw:layer="layout" svg:width="0.093cm" svg:height="0.424cm" svg:x="16.203cm" svg:y="3.539cm" svg:viewBox="0 0 94 425" draw:points="0,425 94,425 94,0 0,0">
          <text:p/>
        </draw:polygon>
        <draw:polygon draw:style-name="gr5" draw:text-style-name="P5" draw:layer="layout" svg:width="3.989cm" svg:height="0.534cm" svg:x="12.307cm" svg:y="3.963cm" svg:viewBox="0 0 3990 535" draw:points="0,535 3990,535 3990,0 0,0">
          <text:p/>
        </draw:polygon>
        <draw:polygon draw:style-name="gr5" draw:text-style-name="P5" draw:layer="layout" svg:width="3.803cm" svg:height="0.424cm" svg:x="12.4cm" svg:y="3.539cm" svg:viewBox="0 0 3804 425" draw:points="0,425 3804,425 3804,0 0,0">
          <text:p/>
        </draw:polygon>
        <draw:frame draw:style-name="gr2" draw:text-style-name="P2" draw:layer="layout" svg:width="2.124cm" svg:height="0.422cm" svg:x="13.324cm" svg:y="3.54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2.719cm" svg:height="0.525cm" svg:x="16.305cm" svg:y="3.014cm" svg:viewBox="0 0 2720 526" draw:points="0,526 2720,526 2720,0 0,0">
          <text:p/>
        </draw:polygon>
        <draw:polygon draw:style-name="gr5" draw:text-style-name="P5" draw:layer="layout" svg:width="0.093cm" svg:height="0.424cm" svg:x="16.305cm" svg:y="3.539cm" svg:viewBox="0 0 94 425" draw:points="0,425 94,425 94,0 0,0">
          <text:p/>
        </draw:polygon>
        <draw:polygon draw:style-name="gr5" draw:text-style-name="P5" draw:layer="layout" svg:width="0.094cm" svg:height="0.424cm" svg:x="18.93cm" svg:y="3.539cm" svg:viewBox="0 0 95 425" draw:points="0,425 95,425 95,0 0,0">
          <text:p/>
        </draw:polygon>
        <draw:polygon draw:style-name="gr5" draw:text-style-name="P5" draw:layer="layout" svg:width="2.719cm" svg:height="0.534cm" svg:x="16.305cm" svg:y="3.963cm" svg:viewBox="0 0 2720 535" draw:points="0,535 2720,535 2720,0 0,0">
          <text:p/>
        </draw:polygon>
        <draw:polygon draw:style-name="gr5" draw:text-style-name="P5" draw:layer="layout" svg:width="2.532cm" svg:height="0.424cm" svg:x="16.398cm" svg:y="3.539cm" svg:viewBox="0 0 2533 425" draw:points="0,425 2533,425 2533,0 0,0">
          <text:p/>
        </draw:polygon>
        <draw:frame draw:style-name="gr2" draw:text-style-name="P2" draw:layer="layout" svg:width="0.846cm" svg:height="0.422cm" svg:x="17.347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2.997cm" svg:viewBox="0 0 10 111" draw:points="0,111 10,111 10,0 0,0">
          <text:p/>
        </draw:polygon>
        <draw:polygon draw:style-name="gr3" draw:text-style-name="P3" draw:layer="layout" svg:width="0.009cm" svg:height="0.009cm" svg:x="1.998cm" svg:y="2.997cm" svg:viewBox="0 0 10 10" draw:points="0,10 10,10 10,0 0,0">
          <text:p/>
        </draw:polygon>
        <draw:polygon draw:style-name="gr3" draw:text-style-name="P3" draw:layer="layout" svg:width="4.701cm" svg:height="0.009cm" svg:x="2.007cm" svg:y="2.997cm" svg:viewBox="0 0 4702 10" draw:points="0,10 4702,10 4702,0 0,0">
          <text:p/>
        </draw:polygon>
        <draw:polygon draw:style-name="gr5" draw:text-style-name="P5" draw:layer="layout" svg:width="4.701cm" svg:height="0.101cm" svg:x="2.007cm" svg:y="3.006cm" svg:viewBox="0 0 4702 102" draw:points="0,102 4702,102 4702,0 0,0">
          <text:p/>
        </draw:polygon>
        <draw:polygon draw:style-name="gr3" draw:text-style-name="P3" draw:layer="layout" svg:width="0.008cm" svg:height="0.101cm" svg:x="6.708cm" svg:y="3.006cm" svg:viewBox="0 0 9 102" draw:points="0,102 9,102 9,0 0,0">
          <text:p/>
        </draw:polygon>
        <draw:polygon draw:style-name="gr3" draw:text-style-name="P3" draw:layer="layout" svg:width="0.008cm" svg:height="0.009cm" svg:x="6.708cm" svg:y="2.997cm" svg:viewBox="0 0 9 10" draw:points="0,10 9,10 9,0 0,0">
          <text:p/>
        </draw:polygon>
        <draw:polygon draw:style-name="gr3" draw:text-style-name="P3" draw:layer="layout" svg:width="5.574cm" svg:height="0.009cm" svg:x="6.716cm" svg:y="2.997cm" svg:viewBox="0 0 5575 10" draw:points="0,10 5575,10 5575,0 0,0">
          <text:p/>
        </draw:polygon>
        <draw:polygon draw:style-name="gr5" draw:text-style-name="P5" draw:layer="layout" svg:width="5.574cm" svg:height="0.101cm" svg:x="6.716cm" svg:y="3.006cm" svg:viewBox="0 0 5575 102" draw:points="0,102 5575,102 5575,0 0,0">
          <text:p/>
        </draw:polygon>
        <draw:polygon draw:style-name="gr3" draw:text-style-name="P3" draw:layer="layout" svg:width="0.008cm" svg:height="0.101cm" svg:x="12.29cm" svg:y="3.006cm" svg:viewBox="0 0 9 102" draw:points="0,102 9,102 9,0 0,0">
          <text:p/>
        </draw:polygon>
        <draw:polygon draw:style-name="gr3" draw:text-style-name="P3" draw:layer="layout" svg:width="0.008cm" svg:height="0.009cm" svg:x="12.29cm" svg:y="2.997cm" svg:viewBox="0 0 9 10" draw:points="0,10 9,10 9,0 0,0">
          <text:p/>
        </draw:polygon>
        <draw:polygon draw:style-name="gr3" draw:text-style-name="P3" draw:layer="layout" svg:width="3.99cm" svg:height="0.009cm" svg:x="12.298cm" svg:y="2.997cm" svg:viewBox="0 0 3991 10" draw:points="0,10 3991,10 3991,0 0,0">
          <text:p/>
        </draw:polygon>
        <draw:polygon draw:style-name="gr5" draw:text-style-name="P5" draw:layer="layout" svg:width="3.99cm" svg:height="0.101cm" svg:x="12.298cm" svg:y="3.006cm" svg:viewBox="0 0 3991 102" draw:points="0,102 3991,102 3991,0 0,0">
          <text:p/>
        </draw:polygon>
        <draw:polygon draw:style-name="gr3" draw:text-style-name="P3" draw:layer="layout" svg:width="0.008cm" svg:height="0.101cm" svg:x="16.288cm" svg:y="3.006cm" svg:viewBox="0 0 9 102" draw:points="0,102 9,102 9,0 0,0">
          <text:p/>
        </draw:polygon>
        <draw:polygon draw:style-name="gr3" draw:text-style-name="P3" draw:layer="layout" svg:width="0.008cm" svg:height="0.009cm" svg:x="16.288cm" svg:y="2.997cm" svg:viewBox="0 0 9 10" draw:points="0,10 9,10 9,0 0,0">
          <text:p/>
        </draw:polygon>
        <draw:polygon draw:style-name="gr3" draw:text-style-name="P3" draw:layer="layout" svg:width="2.72cm" svg:height="0.009cm" svg:x="16.296cm" svg:y="2.997cm" svg:viewBox="0 0 2721 10" draw:points="0,10 2721,10 2721,0 0,0">
          <text:p/>
        </draw:polygon>
        <draw:polygon draw:style-name="gr5" draw:text-style-name="P5" draw:layer="layout" svg:width="2.72cm" svg:height="0.101cm" svg:x="16.296cm" svg:y="3.006cm" svg:viewBox="0 0 2721 102" draw:points="0,102 2721,102 2721,0 0,0">
          <text:p/>
        </draw:polygon>
        <draw:polygon draw:style-name="gr3" draw:text-style-name="P3" draw:layer="layout" svg:width="0.008cm" svg:height="0.11cm" svg:x="19.016cm" svg:y="2.997cm" svg:viewBox="0 0 9 111" draw:points="0,111 9,111 9,0 0,0">
          <text:p/>
        </draw:polygon>
        <draw:polygon draw:style-name="gr3" draw:text-style-name="P3" draw:layer="layout" svg:width="0.008cm" svg:height="0.009cm" svg:x="19.016cm" svg:y="2.997cm" svg:viewBox="0 0 9 10" draw:points="0,10 9,10 9,0 0,0">
          <text:p/>
        </draw:polygon>
        <draw:polygon draw:style-name="gr5" draw:text-style-name="P5" draw:layer="layout" svg:width="4.701cm" svg:height="0.094cm" svg:x="2.007cm" svg:y="4.395cm" svg:viewBox="0 0 4702 95" draw:points="0,95 4702,95 4702,0 0,0">
          <text:p/>
        </draw:polygon>
        <draw:polygon draw:style-name="gr3" draw:text-style-name="P3" draw:layer="layout" svg:width="0.009cm" svg:height="1.389cm" svg:x="1.998cm" svg:y="3.108cm" svg:viewBox="0 0 10 1390" draw:points="0,1390 10,1390 10,0 0,0">
          <text:p/>
        </draw:polygon>
        <draw:polygon draw:style-name="gr5" draw:text-style-name="P5" draw:layer="layout" svg:width="5.582cm" svg:height="0.094cm" svg:x="6.716cm" svg:y="4.395cm" svg:viewBox="0 0 5583 95" draw:points="0,95 5583,95 5583,0 0,0">
          <text:p/>
        </draw:polygon>
        <draw:polygon draw:style-name="gr3" draw:text-style-name="P3" draw:layer="layout" svg:width="0.008cm" svg:height="1.389cm" svg:x="6.708cm" svg:y="3.108cm" svg:viewBox="0 0 9 1390" draw:points="0,1390 9,1390 9,0 0,0">
          <text:p/>
        </draw:polygon>
        <draw:polygon draw:style-name="gr5" draw:text-style-name="P5" draw:layer="layout" svg:width="3.989cm" svg:height="0.094cm" svg:x="12.307cm" svg:y="4.395cm" svg:viewBox="0 0 3990 95" draw:points="0,95 3990,95 3990,0 0,0">
          <text:p/>
        </draw:polygon>
        <draw:polygon draw:style-name="gr3" draw:text-style-name="P3" draw:layer="layout" svg:width="0.008cm" svg:height="1.389cm" svg:x="12.29cm" svg:y="3.108cm" svg:viewBox="0 0 9 1390" draw:points="0,1390 9,1390 9,0 0,0">
          <text:p/>
        </draw:polygon>
        <draw:polygon draw:style-name="gr5" draw:text-style-name="P5" draw:layer="layout" svg:width="2.719cm" svg:height="0.094cm" svg:x="16.305cm" svg:y="4.395cm" svg:viewBox="0 0 2720 95" draw:points="0,95 2720,95 2720,0 0,0">
          <text:p/>
        </draw:polygon>
        <draw:polygon draw:style-name="gr3" draw:text-style-name="P3" draw:layer="layout" svg:width="0.008cm" svg:height="1.389cm" svg:x="16.288cm" svg:y="3.108cm" svg:viewBox="0 0 9 1390" draw:points="0,1390 9,1390 9,0 0,0">
          <text:p/>
        </draw:polygon>
        <draw:polygon draw:style-name="gr3" draw:text-style-name="P3" draw:layer="layout" svg:width="0.008cm" svg:height="1.389cm" svg:x="19.016cm" svg:y="3.108cm" svg:viewBox="0 0 9 1390" draw:points="0,1390 9,1390 9,0 0,0">
          <text:p/>
        </draw:polygon>
        <draw:polygon draw:style-name="gr1" draw:text-style-name="P1" draw:layer="layout" svg:width="4.709cm" svg:height="3.058cm" svg:x="2.007cm" svg:y="4.505cm" svg:viewBox="0 0 4710 3059" draw:points="0,3059 4710,3059 4710,0 0,0">
          <text:p/>
        </draw:polygon>
        <draw:polygon draw:style-name="gr1" draw:text-style-name="P1" draw:layer="layout" svg:width="0.093cm" svg:height="0.423cm" svg:x="2.007cm" svg:y="7.563cm" svg:viewBox="0 0 94 424" draw:points="0,424 94,424 94,0 0,0">
          <text:p/>
        </draw:polygon>
        <draw:polygon draw:style-name="gr1" draw:text-style-name="P1" draw:layer="layout" svg:width="0.093cm" svg:height="0.423cm" svg:x="6.623cm" svg:y="7.563cm" svg:viewBox="0 0 94 424" draw:points="0,424 94,424 94,0 0,0">
          <text:p/>
        </draw:polygon>
        <draw:polygon draw:style-name="gr1" draw:text-style-name="P1" draw:layer="layout" svg:width="4.709cm" svg:height="3.058cm" svg:x="2.007cm" svg:y="7.986cm" svg:viewBox="0 0 4710 3059" draw:points="0,3059 4710,3059 4710,0 0,0">
          <text:p/>
        </draw:polygon>
        <draw:polygon draw:style-name="gr1" draw:text-style-name="P1" draw:layer="layout" svg:width="4.523cm" svg:height="0.423cm" svg:x="2.1cm" svg:y="7.563cm" svg:viewBox="0 0 4524 424" draw:points="0,424 4524,424 4524,0 0,0">
          <text:p/>
        </draw:polygon>
        <draw:frame draw:style-name="gr2" draw:text-style-name="P2" draw:layer="layout" svg:width="1.274cm" svg:height="0.422cm" svg:x="2.626cm" svg:y="7.56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867cm" svg:height="0.422cm" svg:x="3.719cm" svg:y="7.56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489cm" svg:y="7.56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551cm" svg:height="0.422cm" svg:x="4.752cm" svg:y="7.56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4.506cm" svg:viewBox="0 0 5574 94" draw:points="0,94 5574,94 5574,0 0,0">
          <text:p/>
        </draw:polygon>
        <draw:polygon draw:style-name="gr1" draw:text-style-name="P1" draw:layer="layout" svg:width="0.093cm" svg:height="6.351cm" svg:x="6.725cm" svg:y="4.599cm" svg:viewBox="0 0 94 6352" draw:points="0,6352 94,6352 94,0 0,0">
          <text:p/>
        </draw:polygon>
        <draw:polygon draw:style-name="gr1" draw:text-style-name="P1" draw:layer="layout" svg:width="0.093cm" svg:height="6.351cm" svg:x="12.205cm" svg:y="4.599cm" svg:viewBox="0 0 94 6352" draw:points="0,6352 94,6352 94,0 0,0">
          <text:p/>
        </draw:polygon>
        <draw:polygon draw:style-name="gr1" draw:text-style-name="P1" draw:layer="layout" svg:width="5.573cm" svg:height="0.094cm" svg:x="6.725cm" svg:y="10.95cm" svg:viewBox="0 0 5574 95" draw:points="0,95 5574,95 5574,0 0,0">
          <text:p/>
        </draw:polygon>
        <draw:polygon draw:style-name="gr1" draw:text-style-name="P1" draw:layer="layout" svg:width="5.387cm" svg:height="0.423cm" svg:x="6.818cm" svg:y="4.599cm" svg:viewBox="0 0 5388 424" draw:points="0,424 5388,424 5388,0 0,0">
          <text:p/>
        </draw:polygon>
        <draw:polygon draw:style-name="gr1" draw:text-style-name="P1" draw:layer="layout" svg:width="5.387cm" svg:height="0.423cm" svg:x="6.818cm" svg:y="5.022cm" svg:viewBox="0 0 5388 424" draw:points="0,424 5388,424 5388,0 0,0">
          <text:p/>
        </draw:polygon>
        <draw:frame draw:style-name="gr2" draw:text-style-name="P2" draw:layer="layout" svg:width="0.27cm" svg:height="0.422cm" svg:x="8.047cm" svg:y="5.022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495cm" svg:height="0.422cm" svg:x="8.275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5.445cm" svg:viewBox="0 0 5388 425" draw:points="0,425 5388,425 5388,0 0,0">
          <text:p/>
        </draw:polygon>
        <draw:frame draw:style-name="gr2" draw:text-style-name="P2" draw:layer="layout" svg:width="0.27cm" svg:height="0.422cm" svg:x="8.36cm" svg:y="5.44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969cm" svg:height="0.422cm" svg:x="8.589cm" svg:y="5.446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5.869cm" svg:viewBox="0 0 5388 424" draw:points="0,424 5388,424 5388,0 0,0">
          <text:p/>
        </draw:polygon>
        <draw:frame draw:style-name="gr2" draw:text-style-name="P2" draw:layer="layout" svg:width="4.04cm" svg:height="0.422cm" svg:x="7.928cm" svg:y="5.86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6.292cm" svg:viewBox="0 0 5388 424" draw:points="0,424 5388,424 5388,0 0,0">
          <text:p/>
        </draw:polygon>
        <draw:frame draw:style-name="gr2" draw:text-style-name="P2" draw:layer="layout" svg:width="3.182cm" svg:height="0.422cm" svg:x="8.318cm" svg:y="6.29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6.715cm" svg:viewBox="0 0 5388 425" draw:points="0,425 5388,425 5388,0 0,0">
          <text:p/>
        </draw:polygon>
        <draw:frame draw:style-name="gr2" draw:text-style-name="P2" draw:layer="layout" svg:width="0.27cm" svg:height="0.422cm" svg:x="7.674cm" svg:y="6.71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4.318cm" svg:height="0.422cm" svg:x="7.903cm" svg:y="6.716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7.139cm" svg:viewBox="0 0 5388 425" draw:points="0,425 5388,425 5388,0 0,0">
          <text:p/>
        </draw:polygon>
        <draw:frame draw:style-name="gr2" draw:text-style-name="P2" draw:layer="layout" svg:width="3.119cm" svg:height="0.422cm" svg:x="8.352cm" svg:y="7.1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7.563cm" svg:viewBox="0 0 5388 424" draw:points="0,424 5388,424 5388,0 0,0">
          <text:p/>
        </draw:polygon>
        <draw:frame draw:style-name="gr2" draw:text-style-name="P2" draw:layer="layout" svg:width="1.714cm" svg:height="0.422cm" svg:x="7.937cm" svg:y="7.56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1.335cm" svg:height="0.422cm" svg:x="9.555cm" svg:y="7.56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239cm" svg:height="0.422cm" svg:x="10.723cm" svg:y="7.56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7.986cm" svg:viewBox="0 0 5388 424" draw:points="0,424 5388,424 5388,0 0,0">
          <text:p/>
        </draw:polygon>
        <draw:frame draw:style-name="gr2" draw:text-style-name="P2" draw:layer="layout" svg:width="4.125cm" svg:height="0.422cm" svg:x="7.852cm" svg:y="7.98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8.409cm" svg:viewBox="0 0 5388 425" draw:points="0,425 5388,425 5388,0 0,0">
          <text:p/>
        </draw:polygon>
        <draw:frame draw:style-name="gr2" draw:text-style-name="P2" draw:layer="layout" svg:width="0.27cm" svg:height="0.422cm" svg:x="7.547cm" svg:y="8.4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621cm" svg:height="0.422cm" svg:x="7.776cm" svg:y="8.4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287cm" svg:height="0.422cm" svg:x="11.24cm" svg:y="8.4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63cm" svg:height="0.422cm" svg:x="11.384cm" svg:y="8.41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8.833cm" svg:viewBox="0 0 5388 424" draw:points="0,424 5388,424 5388,0 0,0">
          <text:p/>
        </draw:polygon>
        <draw:frame draw:style-name="gr2" draw:text-style-name="P2" draw:layer="layout" svg:width="1.529cm" svg:height="0.422cm" svg:x="7.801cm" svg:y="8.83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95cm" svg:height="0.422cm" svg:x="9.14cm" svg:y="8.83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9.256cm" svg:viewBox="0 0 5388 424" draw:points="0,424 5388,424 5388,0 0,0">
          <text:p/>
        </draw:polygon>
        <draw:frame draw:style-name="gr2" draw:text-style-name="P2" draw:layer="layout" svg:width="3.811cm" svg:height="0.422cm" svg:x="8.038cm" svg:y="9.25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9.679cm" svg:viewBox="0 0 5388 425" draw:points="0,425 5388,425 5388,0 0,0">
          <text:p/>
        </draw:polygon>
        <draw:frame draw:style-name="gr2" draw:text-style-name="P2" draw:layer="layout" svg:width="3.841cm" svg:height="0.422cm" svg:x="7.996cm" svg:y="9.68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0.103cm" svg:viewBox="0 0 5388 425" draw:points="0,425 5388,425 5388,0 0,0">
          <text:p/>
        </draw:polygon>
        <draw:frame draw:style-name="gr2" draw:text-style-name="P2" draw:layer="layout" svg:width="0.219cm" svg:height="0.422cm" svg:x="8.208cm" svg:y="10.1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12cm" svg:height="0.422cm" svg:x="8.318cm" svg:y="10.1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202cm" svg:height="0.422cm" svg:x="11.266cm" svg:y="10.1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168cm" svg:height="0.422cm" svg:x="11.367cm" svg:y="10.10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0.527cm" svg:viewBox="0 0 5388 424" draw:points="0,424 5388,424 5388,0 0,0">
          <text:p/>
        </draw:polygon>
        <draw:polygon draw:style-name="gr1" draw:text-style-name="P1" draw:layer="layout" svg:width="3.989cm" svg:height="3.058cm" svg:x="12.307cm" svg:y="4.505cm" svg:viewBox="0 0 3990 3059" draw:points="0,3059 3990,3059 3990,0 0,0">
          <text:p/>
        </draw:polygon>
        <draw:polygon draw:style-name="gr1" draw:text-style-name="P1" draw:layer="layout" svg:width="0.093cm" svg:height="0.423cm" svg:x="12.307cm" svg:y="7.563cm" svg:viewBox="0 0 94 424" draw:points="0,424 94,424 94,0 0,0">
          <text:p/>
        </draw:polygon>
        <draw:polygon draw:style-name="gr1" draw:text-style-name="P1" draw:layer="layout" svg:width="0.093cm" svg:height="0.423cm" svg:x="16.203cm" svg:y="7.563cm" svg:viewBox="0 0 94 424" draw:points="0,424 94,424 94,0 0,0">
          <text:p/>
        </draw:polygon>
        <draw:polygon draw:style-name="gr1" draw:text-style-name="P1" draw:layer="layout" svg:width="3.989cm" svg:height="3.058cm" svg:x="12.307cm" svg:y="7.986cm" svg:viewBox="0 0 3990 3059" draw:points="0,3059 3990,3059 3990,0 0,0">
          <text:p/>
        </draw:polygon>
        <draw:polygon draw:style-name="gr1" draw:text-style-name="P1" draw:layer="layout" svg:width="3.803cm" svg:height="0.423cm" svg:x="12.4cm" svg:y="7.563cm" svg:viewBox="0 0 3804 424" draw:points="0,424 3804,424 3804,0 0,0">
          <text:p/>
        </draw:polygon>
        <draw:frame draw:style-name="gr2" draw:text-style-name="P2" draw:layer="layout" svg:width="1.015cm" svg:height="0.422cm" svg:x="13.4cm" svg:y="7.56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14.247cm" svg:y="7.56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46cm" svg:height="0.422cm" svg:x="14.518cm" svg:y="7.563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2.719cm" svg:height="3.058cm" svg:x="16.305cm" svg:y="4.505cm" svg:viewBox="0 0 2720 3059" draw:points="0,3059 2720,3059 2720,0 0,0">
          <text:p/>
        </draw:polygon>
        <draw:polygon draw:style-name="gr1" draw:text-style-name="P1" draw:layer="layout" svg:width="0.093cm" svg:height="0.423cm" svg:x="16.305cm" svg:y="7.563cm" svg:viewBox="0 0 94 424" draw:points="0,424 94,424 94,0 0,0">
          <text:p/>
        </draw:polygon>
        <draw:polygon draw:style-name="gr1" draw:text-style-name="P1" draw:layer="layout" svg:width="0.094cm" svg:height="0.423cm" svg:x="18.93cm" svg:y="7.563cm" svg:viewBox="0 0 95 424" draw:points="0,424 95,424 95,0 0,0">
          <text:p/>
        </draw:polygon>
        <draw:polygon draw:style-name="gr1" draw:text-style-name="P1" draw:layer="layout" svg:width="2.719cm" svg:height="3.058cm" svg:x="16.305cm" svg:y="7.986cm" svg:viewBox="0 0 2720 3059" draw:points="0,3059 2720,3059 2720,0 0,0">
          <text:p/>
        </draw:polygon>
        <draw:polygon draw:style-name="gr1" draw:text-style-name="P1" draw:layer="layout" svg:width="2.532cm" svg:height="0.423cm" svg:x="16.398cm" svg:y="7.563cm" svg:viewBox="0 0 2533 424" draw:points="0,424 2533,424 2533,0 0,0">
          <text:p/>
        </draw:polygon>
        <draw:frame draw:style-name="gr2" draw:text-style-name="P2" draw:layer="layout" svg:width="0.767cm" svg:height="0.422cm" svg:x="17.373cm" svg:y="7.563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4.497cm" svg:viewBox="0 0 10 94" draw:points="0,94 10,94 10,0 0,0">
          <text:p/>
        </draw:polygon>
        <draw:polygon draw:style-name="gr3" draw:text-style-name="P3" draw:layer="layout" svg:width="4.701cm" svg:height="0.009cm" svg:x="2.007cm" svg:y="4.497cm" svg:viewBox="0 0 4702 10" draw:points="0,10 4702,10 4702,0 0,0">
          <text:p/>
        </draw:polygon>
        <draw:polygon draw:style-name="gr1" draw:text-style-name="P1" draw:layer="layout" svg:width="4.701cm" svg:height="0.084cm" svg:x="2.007cm" svg:y="4.506cm" svg:viewBox="0 0 4702 85" draw:points="0,85 4702,85 4702,0 0,0">
          <text:p/>
        </draw:polygon>
        <draw:polygon draw:style-name="gr3" draw:text-style-name="P3" draw:layer="layout" svg:width="0.008cm" svg:height="0.093cm" svg:x="6.708cm" svg:y="4.497cm" svg:viewBox="0 0 9 94" draw:points="0,94 9,94 9,0 0,0">
          <text:p/>
        </draw:polygon>
        <draw:polygon draw:style-name="gr3" draw:text-style-name="P3" draw:layer="layout" svg:width="5.574cm" svg:height="0.009cm" svg:x="6.716cm" svg:y="4.497cm" svg:viewBox="0 0 5575 10" draw:points="0,10 5575,10 5575,0 0,0">
          <text:p/>
        </draw:polygon>
        <draw:polygon draw:style-name="gr1" draw:text-style-name="P1" draw:layer="layout" svg:width="5.574cm" svg:height="0.084cm" svg:x="6.716cm" svg:y="4.506cm" svg:viewBox="0 0 5575 85" draw:points="0,85 5575,85 5575,0 0,0">
          <text:p/>
        </draw:polygon>
        <draw:polygon draw:style-name="gr3" draw:text-style-name="P3" draw:layer="layout" svg:width="0.008cm" svg:height="0.093cm" svg:x="12.29cm" svg:y="4.497cm" svg:viewBox="0 0 9 94" draw:points="0,94 9,94 9,0 0,0">
          <text:p/>
        </draw:polygon>
        <draw:polygon draw:style-name="gr3" draw:text-style-name="P3" draw:layer="layout" svg:width="3.99cm" svg:height="0.009cm" svg:x="12.298cm" svg:y="4.497cm" svg:viewBox="0 0 3991 10" draw:points="0,10 3991,10 3991,0 0,0">
          <text:p/>
        </draw:polygon>
        <draw:polygon draw:style-name="gr1" draw:text-style-name="P1" draw:layer="layout" svg:width="3.99cm" svg:height="0.084cm" svg:x="12.298cm" svg:y="4.506cm" svg:viewBox="0 0 3991 85" draw:points="0,85 3991,85 3991,0 0,0">
          <text:p/>
        </draw:polygon>
        <draw:polygon draw:style-name="gr3" draw:text-style-name="P3" draw:layer="layout" svg:width="0.008cm" svg:height="0.093cm" svg:x="16.288cm" svg:y="4.497cm" svg:viewBox="0 0 9 94" draw:points="0,94 9,94 9,0 0,0">
          <text:p/>
        </draw:polygon>
        <draw:polygon draw:style-name="gr3" draw:text-style-name="P3" draw:layer="layout" svg:width="2.72cm" svg:height="0.009cm" svg:x="16.296cm" svg:y="4.497cm" svg:viewBox="0 0 2721 10" draw:points="0,10 2721,10 2721,0 0,0">
          <text:p/>
        </draw:polygon>
        <draw:polygon draw:style-name="gr1" draw:text-style-name="P1" draw:layer="layout" svg:width="2.72cm" svg:height="0.084cm" svg:x="16.296cm" svg:y="4.506cm" svg:viewBox="0 0 2721 85" draw:points="0,85 2721,85 2721,0 0,0">
          <text:p/>
        </draw:polygon>
        <draw:polygon draw:style-name="gr3" draw:text-style-name="P3" draw:layer="layout" svg:width="0.008cm" svg:height="0.093cm" svg:x="19.016cm" svg:y="4.497cm" svg:viewBox="0 0 9 94" draw:points="0,94 9,94 9,0 0,0">
          <text:p/>
        </draw:polygon>
        <draw:polygon draw:style-name="gr1" draw:text-style-name="P1" draw:layer="layout" svg:width="4.701cm" svg:height="0.093cm" svg:x="2.007cm" svg:y="10.942cm" svg:viewBox="0 0 4702 94" draw:points="0,94 4702,94 4702,0 0,0">
          <text:p/>
        </draw:polygon>
        <draw:polygon draw:style-name="gr3" draw:text-style-name="P3" draw:layer="layout" svg:width="0.009cm" svg:height="6.454cm" svg:x="1.998cm" svg:y="4.59cm" svg:viewBox="0 0 10 6455" draw:points="0,6455 10,6455 10,0 0,0">
          <text:p/>
        </draw:polygon>
        <draw:polygon draw:style-name="gr1" draw:text-style-name="P1" draw:layer="layout" svg:width="5.582cm" svg:height="0.093cm" svg:x="6.716cm" svg:y="10.942cm" svg:viewBox="0 0 5583 94" draw:points="0,94 5583,94 5583,0 0,0">
          <text:p/>
        </draw:polygon>
        <draw:polygon draw:style-name="gr3" draw:text-style-name="P3" draw:layer="layout" svg:width="0.008cm" svg:height="6.454cm" svg:x="6.708cm" svg:y="4.59cm" svg:viewBox="0 0 9 6455" draw:points="0,6455 9,6455 9,0 0,0">
          <text:p/>
        </draw:polygon>
        <draw:polygon draw:style-name="gr1" draw:text-style-name="P1" draw:layer="layout" svg:width="3.989cm" svg:height="0.093cm" svg:x="12.307cm" svg:y="10.942cm" svg:viewBox="0 0 3990 94" draw:points="0,94 3990,94 3990,0 0,0">
          <text:p/>
        </draw:polygon>
        <draw:polygon draw:style-name="gr3" draw:text-style-name="P3" draw:layer="layout" svg:width="0.008cm" svg:height="6.454cm" svg:x="12.29cm" svg:y="4.59cm" svg:viewBox="0 0 9 6455" draw:points="0,6455 9,6455 9,0 0,0">
          <text:p/>
        </draw:polygon>
        <draw:polygon draw:style-name="gr1" draw:text-style-name="P1" draw:layer="layout" svg:width="2.719cm" svg:height="0.093cm" svg:x="16.305cm" svg:y="10.942cm" svg:viewBox="0 0 2720 94" draw:points="0,94 2720,94 2720,0 0,0">
          <text:p/>
        </draw:polygon>
        <draw:polygon draw:style-name="gr3" draw:text-style-name="P3" draw:layer="layout" svg:width="0.008cm" svg:height="6.454cm" svg:x="16.288cm" svg:y="4.59cm" svg:viewBox="0 0 9 6455" draw:points="0,6455 9,6455 9,0 0,0">
          <text:p/>
        </draw:polygon>
        <draw:polygon draw:style-name="gr3" draw:text-style-name="P3" draw:layer="layout" svg:width="0.008cm" svg:height="6.454cm" svg:x="19.016cm" svg:y="4.59cm" svg:viewBox="0 0 9 6455" draw:points="0,6455 9,6455 9,0 0,0">
          <text:p/>
        </draw:polygon>
        <draw:polygon draw:style-name="gr1" draw:text-style-name="P1" draw:layer="layout" svg:width="4.709cm" svg:height="0.516cm" svg:x="2.007cm" svg:y="11.052cm" svg:viewBox="0 0 4710 517" draw:points="0,517 4710,517 4710,0 0,0">
          <text:p/>
        </draw:polygon>
        <draw:polygon draw:style-name="gr1" draw:text-style-name="P1" draw:layer="layout" svg:width="0.093cm" svg:height="0.424cm" svg:x="2.007cm" svg:y="11.568cm" svg:viewBox="0 0 94 425" draw:points="0,425 94,425 94,0 0,0">
          <text:p/>
        </draw:polygon>
        <draw:polygon draw:style-name="gr1" draw:text-style-name="P1" draw:layer="layout" svg:width="0.093cm" svg:height="0.424cm" svg:x="6.623cm" svg:y="11.568cm" svg:viewBox="0 0 94 425" draw:points="0,425 94,425 94,0 0,0">
          <text:p/>
        </draw:polygon>
        <draw:polygon draw:style-name="gr1" draw:text-style-name="P1" draw:layer="layout" svg:width="4.709cm" svg:height="0.516cm" svg:x="2.007cm" svg:y="11.992cm" svg:viewBox="0 0 4710 517" draw:points="0,517 4710,517 4710,0 0,0">
          <text:p/>
        </draw:polygon>
        <draw:polygon draw:style-name="gr1" draw:text-style-name="P1" draw:layer="layout" svg:width="4.523cm" svg:height="0.424cm" svg:x="2.1cm" svg:y="11.568cm" svg:viewBox="0 0 4524 425" draw:points="0,425 4524,425 4524,0 0,0">
          <text:p/>
        </draw:polygon>
        <draw:frame draw:style-name="gr2" draw:text-style-name="P2" draw:layer="layout" svg:width="2.012cm" svg:height="0.422cm" svg:x="2.515cm" svg:y="11.56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421cm" svg:y="11.56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705cm" svg:height="0.422cm" svg:x="4.684cm" svg:y="11.569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11.052cm" svg:viewBox="0 0 5574 94" draw:points="0,94 5574,94 5574,0 0,0">
          <text:p/>
        </draw:polygon>
        <draw:polygon draw:style-name="gr1" draw:text-style-name="P1" draw:layer="layout" svg:width="0.093cm" svg:height="1.27cm" svg:x="6.725cm" svg:y="11.145cm" svg:viewBox="0 0 94 1271" draw:points="0,1271 94,1271 94,0 0,0">
          <text:p/>
        </draw:polygon>
        <draw:polygon draw:style-name="gr1" draw:text-style-name="P1" draw:layer="layout" svg:width="0.093cm" svg:height="1.27cm" svg:x="12.205cm" svg:y="11.145cm" svg:viewBox="0 0 94 1271" draw:points="0,1271 94,1271 94,0 0,0">
          <text:p/>
        </draw:polygon>
        <draw:polygon draw:style-name="gr1" draw:text-style-name="P1" draw:layer="layout" svg:width="5.573cm" svg:height="0.093cm" svg:x="6.725cm" svg:y="12.415cm" svg:viewBox="0 0 5574 94" draw:points="0,94 5574,94 5574,0 0,0">
          <text:p/>
        </draw:polygon>
        <draw:polygon draw:style-name="gr1" draw:text-style-name="P1" draw:layer="layout" svg:width="5.387cm" svg:height="0.423cm" svg:x="6.818cm" svg:y="11.145cm" svg:viewBox="0 0 5388 424" draw:points="0,424 5388,424 5388,0 0,0">
          <text:p/>
        </draw:polygon>
        <draw:polygon draw:style-name="gr1" draw:text-style-name="P1" draw:layer="layout" svg:width="5.387cm" svg:height="0.424cm" svg:x="6.818cm" svg:y="11.568cm" svg:viewBox="0 0 5388 425" draw:points="0,425 5388,425 5388,0 0,0">
          <text:p/>
        </draw:polygon>
        <draw:frame draw:style-name="gr2" draw:text-style-name="P2" draw:layer="layout" svg:width="2.188cm" svg:height="0.422cm" svg:x="8.496cm" svg:y="11.56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1.992cm" svg:viewBox="0 0 5388 424" draw:points="0,424 5388,424 5388,0 0,0">
          <text:p/>
        </draw:polygon>
        <draw:polygon draw:style-name="gr1" draw:text-style-name="P1" draw:layer="layout" svg:width="3.989cm" svg:height="0.516cm" svg:x="12.307cm" svg:y="11.052cm" svg:viewBox="0 0 3990 517" draw:points="0,517 3990,517 3990,0 0,0">
          <text:p/>
        </draw:polygon>
        <draw:polygon draw:style-name="gr1" draw:text-style-name="P1" draw:layer="layout" svg:width="0.093cm" svg:height="0.424cm" svg:x="12.307cm" svg:y="11.568cm" svg:viewBox="0 0 94 425" draw:points="0,425 94,425 94,0 0,0">
          <text:p/>
        </draw:polygon>
        <draw:polygon draw:style-name="gr1" draw:text-style-name="P1" draw:layer="layout" svg:width="0.093cm" svg:height="0.424cm" svg:x="16.203cm" svg:y="11.568cm" svg:viewBox="0 0 94 425" draw:points="0,425 94,425 94,0 0,0">
          <text:p/>
        </draw:polygon>
        <draw:polygon draw:style-name="gr1" draw:text-style-name="P1" draw:layer="layout" svg:width="3.989cm" svg:height="0.516cm" svg:x="12.307cm" svg:y="11.992cm" svg:viewBox="0 0 3990 517" draw:points="0,517 3990,517 3990,0 0,0">
          <text:p/>
        </draw:polygon>
        <draw:polygon draw:style-name="gr1" draw:text-style-name="P1" draw:layer="layout" svg:width="3.803cm" svg:height="0.424cm" svg:x="12.4cm" svg:y="11.568cm" svg:viewBox="0 0 3804 425" draw:points="0,425 3804,425 3804,0 0,0">
          <text:p/>
        </draw:polygon>
        <draw:frame draw:style-name="gr2" draw:text-style-name="P2" draw:layer="layout" svg:width="1.015cm" svg:height="0.422cm" svg:x="13.4cm" svg:y="11.56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14.247cm" svg:y="11.56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46cm" svg:height="0.422cm" svg:x="14.518cm" svg:y="11.569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11.052cm" svg:viewBox="0 0 2720 517" draw:points="0,517 2720,517 2720,0 0,0">
          <text:p/>
        </draw:polygon>
        <draw:polygon draw:style-name="gr1" draw:text-style-name="P1" draw:layer="layout" svg:width="0.093cm" svg:height="0.424cm" svg:x="16.305cm" svg:y="11.568cm" svg:viewBox="0 0 94 425" draw:points="0,425 94,425 94,0 0,0">
          <text:p/>
        </draw:polygon>
        <draw:polygon draw:style-name="gr1" draw:text-style-name="P1" draw:layer="layout" svg:width="0.094cm" svg:height="0.424cm" svg:x="18.93cm" svg:y="11.568cm" svg:viewBox="0 0 95 425" draw:points="0,425 95,425 95,0 0,0">
          <text:p/>
        </draw:polygon>
        <draw:polygon draw:style-name="gr1" draw:text-style-name="P1" draw:layer="layout" svg:width="2.719cm" svg:height="0.516cm" svg:x="16.305cm" svg:y="11.992cm" svg:viewBox="0 0 2720 517" draw:points="0,517 2720,517 2720,0 0,0">
          <text:p/>
        </draw:polygon>
        <draw:polygon draw:style-name="gr1" draw:text-style-name="P1" draw:layer="layout" svg:width="2.532cm" svg:height="0.424cm" svg:x="16.398cm" svg:y="11.568cm" svg:viewBox="0 0 2533 425" draw:points="0,425 2533,425 2533,0 0,0">
          <text:p/>
        </draw:polygon>
        <draw:frame draw:style-name="gr2" draw:text-style-name="P2" draw:layer="layout" svg:width="0.767cm" svg:height="0.422cm" svg:x="17.373cm" svg:y="11.56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11.044cm" svg:viewBox="0 0 10 94" draw:points="0,94 10,94 10,0 0,0">
          <text:p/>
        </draw:polygon>
        <draw:polygon draw:style-name="gr3" draw:text-style-name="P3" draw:layer="layout" svg:width="4.701cm" svg:height="0.008cm" svg:x="2.007cm" svg:y="11.044cm" svg:viewBox="0 0 4702 9" draw:points="0,9 4702,9 4702,0 0,0">
          <text:p/>
        </draw:polygon>
        <draw:polygon draw:style-name="gr1" draw:text-style-name="P1" draw:layer="layout" svg:width="4.701cm" svg:height="0.085cm" svg:x="2.007cm" svg:y="11.052cm" svg:viewBox="0 0 4702 86" draw:points="0,86 4702,86 4702,0 0,0">
          <text:p/>
        </draw:polygon>
        <draw:polygon draw:style-name="gr3" draw:text-style-name="P3" draw:layer="layout" svg:width="0.008cm" svg:height="0.093cm" svg:x="6.708cm" svg:y="11.044cm" svg:viewBox="0 0 9 94" draw:points="0,94 9,94 9,0 0,0">
          <text:p/>
        </draw:polygon>
        <draw:polygon draw:style-name="gr3" draw:text-style-name="P3" draw:layer="layout" svg:width="5.574cm" svg:height="0.008cm" svg:x="6.716cm" svg:y="11.044cm" svg:viewBox="0 0 5575 9" draw:points="0,9 5575,9 5575,0 0,0">
          <text:p/>
        </draw:polygon>
        <draw:polygon draw:style-name="gr1" draw:text-style-name="P1" draw:layer="layout" svg:width="5.574cm" svg:height="0.085cm" svg:x="6.716cm" svg:y="11.052cm" svg:viewBox="0 0 5575 86" draw:points="0,86 5575,86 5575,0 0,0">
          <text:p/>
        </draw:polygon>
        <draw:polygon draw:style-name="gr3" draw:text-style-name="P3" draw:layer="layout" svg:width="0.008cm" svg:height="0.093cm" svg:x="12.29cm" svg:y="11.044cm" svg:viewBox="0 0 9 94" draw:points="0,94 9,94 9,0 0,0">
          <text:p/>
        </draw:polygon>
        <draw:polygon draw:style-name="gr3" draw:text-style-name="P3" draw:layer="layout" svg:width="3.99cm" svg:height="0.008cm" svg:x="12.298cm" svg:y="11.044cm" svg:viewBox="0 0 3991 9" draw:points="0,9 3991,9 3991,0 0,0">
          <text:p/>
        </draw:polygon>
        <draw:polygon draw:style-name="gr1" draw:text-style-name="P1" draw:layer="layout" svg:width="3.99cm" svg:height="0.085cm" svg:x="12.298cm" svg:y="11.052cm" svg:viewBox="0 0 3991 86" draw:points="0,86 3991,86 3991,0 0,0">
          <text:p/>
        </draw:polygon>
        <draw:polygon draw:style-name="gr3" draw:text-style-name="P3" draw:layer="layout" svg:width="0.008cm" svg:height="0.093cm" svg:x="16.288cm" svg:y="11.044cm" svg:viewBox="0 0 9 94" draw:points="0,94 9,94 9,0 0,0">
          <text:p/>
        </draw:polygon>
        <draw:polygon draw:style-name="gr3" draw:text-style-name="P3" draw:layer="layout" svg:width="2.72cm" svg:height="0.008cm" svg:x="16.296cm" svg:y="11.044cm" svg:viewBox="0 0 2721 9" draw:points="0,9 2721,9 2721,0 0,0">
          <text:p/>
        </draw:polygon>
        <draw:polygon draw:style-name="gr1" draw:text-style-name="P1" draw:layer="layout" svg:width="2.72cm" svg:height="0.085cm" svg:x="16.296cm" svg:y="11.052cm" svg:viewBox="0 0 2721 86" draw:points="0,86 2721,86 2721,0 0,0">
          <text:p/>
        </draw:polygon>
        <draw:polygon draw:style-name="gr3" draw:text-style-name="P3" draw:layer="layout" svg:width="0.008cm" svg:height="0.093cm" svg:x="19.016cm" svg:y="11.044cm" svg:viewBox="0 0 9 94" draw:points="0,94 9,94 9,0 0,0">
          <text:p/>
        </draw:polygon>
        <draw:polygon draw:style-name="gr1" draw:text-style-name="P1" draw:layer="layout" svg:width="4.701cm" svg:height="0.093cm" svg:x="2.007cm" svg:y="12.407cm" svg:viewBox="0 0 4702 94" draw:points="0,94 4702,94 4702,0 0,0">
          <text:p/>
        </draw:polygon>
        <draw:polygon draw:style-name="gr3" draw:text-style-name="P3" draw:layer="layout" svg:width="0.009cm" svg:height="1.371cm" svg:x="1.998cm" svg:y="11.137cm" svg:viewBox="0 0 10 1372" draw:points="0,1372 10,1372 10,0 0,0">
          <text:p/>
        </draw:polygon>
        <draw:polygon draw:style-name="gr1" draw:text-style-name="P1" draw:layer="layout" svg:width="5.582cm" svg:height="0.093cm" svg:x="6.716cm" svg:y="12.407cm" svg:viewBox="0 0 5583 94" draw:points="0,94 5583,94 5583,0 0,0">
          <text:p/>
        </draw:polygon>
        <draw:polygon draw:style-name="gr3" draw:text-style-name="P3" draw:layer="layout" svg:width="0.008cm" svg:height="1.371cm" svg:x="6.708cm" svg:y="11.137cm" svg:viewBox="0 0 9 1372" draw:points="0,1372 9,1372 9,0 0,0">
          <text:p/>
        </draw:polygon>
        <draw:polygon draw:style-name="gr1" draw:text-style-name="P1" draw:layer="layout" svg:width="3.989cm" svg:height="0.093cm" svg:x="12.307cm" svg:y="12.407cm" svg:viewBox="0 0 3990 94" draw:points="0,94 3990,94 3990,0 0,0">
          <text:p/>
        </draw:polygon>
        <draw:polygon draw:style-name="gr3" draw:text-style-name="P3" draw:layer="layout" svg:width="0.008cm" svg:height="1.371cm" svg:x="12.29cm" svg:y="11.137cm" svg:viewBox="0 0 9 1372" draw:points="0,1372 9,1372 9,0 0,0">
          <text:p/>
        </draw:polygon>
        <draw:polygon draw:style-name="gr1" draw:text-style-name="P1" draw:layer="layout" svg:width="2.719cm" svg:height="0.093cm" svg:x="16.305cm" svg:y="12.407cm" svg:viewBox="0 0 2720 94" draw:points="0,94 2720,94 2720,0 0,0">
          <text:p/>
        </draw:polygon>
        <draw:polygon draw:style-name="gr3" draw:text-style-name="P3" draw:layer="layout" svg:width="0.008cm" svg:height="1.371cm" svg:x="16.288cm" svg:y="11.137cm" svg:viewBox="0 0 9 1372" draw:points="0,1372 9,1372 9,0 0,0">
          <text:p/>
        </draw:polygon>
        <draw:polygon draw:style-name="gr3" draw:text-style-name="P3" draw:layer="layout" svg:width="0.008cm" svg:height="1.371cm" svg:x="19.016cm" svg:y="11.137cm" svg:viewBox="0 0 9 1372" draw:points="0,1372 9,1372 9,0 0,0">
          <text:p/>
        </draw:polygon>
        <draw:polygon draw:style-name="gr1" draw:text-style-name="P1" draw:layer="layout" svg:width="4.709cm" svg:height="1.787cm" svg:x="2.007cm" svg:y="12.517cm" svg:viewBox="0 0 4710 1788" draw:points="0,1788 4710,1788 4710,0 0,0">
          <text:p/>
        </draw:polygon>
        <draw:polygon draw:style-name="gr1" draw:text-style-name="P1" draw:layer="layout" svg:width="0.093cm" svg:height="0.423cm" svg:x="2.007cm" svg:y="14.304cm" svg:viewBox="0 0 94 424" draw:points="0,424 94,424 94,0 0,0">
          <text:p/>
        </draw:polygon>
        <draw:polygon draw:style-name="gr1" draw:text-style-name="P1" draw:layer="layout" svg:width="0.093cm" svg:height="0.423cm" svg:x="6.623cm" svg:y="14.304cm" svg:viewBox="0 0 94 424" draw:points="0,424 94,424 94,0 0,0">
          <text:p/>
        </draw:polygon>
        <draw:polygon draw:style-name="gr1" draw:text-style-name="P1" draw:layer="layout" svg:width="4.709cm" svg:height="1.787cm" svg:x="2.007cm" svg:y="14.727cm" svg:viewBox="0 0 4710 1788" draw:points="0,1788 4710,1788 4710,0 0,0">
          <text:p/>
        </draw:polygon>
        <draw:polygon draw:style-name="gr1" draw:text-style-name="P1" draw:layer="layout" svg:width="4.523cm" svg:height="0.423cm" svg:x="2.1cm" svg:y="14.304cm" svg:viewBox="0 0 4524 424" draw:points="0,424 4524,424 4524,0 0,0">
          <text:p/>
        </draw:polygon>
        <draw:frame draw:style-name="gr2" draw:text-style-name="P2" draw:layer="layout" svg:width="2.002cm" svg:height="0.422cm" svg:x="2.422cm" svg:y="14.3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32cm" svg:y="14.3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24cm" svg:height="0.422cm" svg:x="4.582cm" svg:y="14.30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12.517cm" svg:viewBox="0 0 5574 94" draw:points="0,94 5574,94 5574,0 0,0">
          <text:p/>
        </draw:polygon>
        <draw:polygon draw:style-name="gr1" draw:text-style-name="P1" draw:layer="layout" svg:width="0.093cm" svg:height="3.811cm" svg:x="6.725cm" svg:y="12.61cm" svg:viewBox="0 0 94 3812" draw:points="0,3812 94,3812 94,0 0,0">
          <text:p/>
        </draw:polygon>
        <draw:polygon draw:style-name="gr1" draw:text-style-name="P1" draw:layer="layout" svg:width="0.093cm" svg:height="3.811cm" svg:x="12.205cm" svg:y="12.61cm" svg:viewBox="0 0 94 3812" draw:points="0,3812 94,3812 94,0 0,0">
          <text:p/>
        </draw:polygon>
        <draw:polygon draw:style-name="gr1" draw:text-style-name="P1" draw:layer="layout" svg:width="5.573cm" svg:height="0.093cm" svg:x="6.725cm" svg:y="16.421cm" svg:viewBox="0 0 5574 94" draw:points="0,94 5574,94 5574,0 0,0">
          <text:p/>
        </draw:polygon>
        <draw:polygon draw:style-name="gr1" draw:text-style-name="P1" draw:layer="layout" svg:width="5.387cm" svg:height="0.423cm" svg:x="6.818cm" svg:y="12.61cm" svg:viewBox="0 0 5388 424" draw:points="0,424 5388,424 5388,0 0,0">
          <text:p/>
        </draw:polygon>
        <draw:polygon draw:style-name="gr1" draw:text-style-name="P1" draw:layer="layout" svg:width="5.387cm" svg:height="0.424cm" svg:x="6.818cm" svg:y="13.033cm" svg:viewBox="0 0 5388 425" draw:points="0,425 5388,425 5388,0 0,0">
          <text:p/>
        </draw:polygon>
        <draw:frame draw:style-name="gr2" draw:text-style-name="P2" draw:layer="layout" svg:width="0.27cm" svg:height="0.422cm" svg:x="7.844cm" svg:y="13.03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272cm" svg:height="0.422cm" svg:x="8.072cm" svg:y="13.03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3.457cm" svg:viewBox="0 0 5388 425" draw:points="0,425 5388,425 5388,0 0,0">
          <text:p/>
        </draw:polygon>
        <draw:frame draw:style-name="gr2" draw:text-style-name="P2" draw:layer="layout" svg:width="0.27cm" svg:height="0.422cm" svg:x="7.259cm" svg:y="13.458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4.426cm" svg:height="0.422cm" svg:x="7.488cm" svg:y="13.458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3.881cm" svg:viewBox="0 0 5388 424" draw:points="0,424 5388,424 5388,0 0,0">
          <text:p/>
        </draw:polygon>
        <draw:frame draw:style-name="gr2" draw:text-style-name="P2" draw:layer="layout" svg:width="1.627cm" svg:height="0.422cm" svg:x="7.615cm" svg:y="13.881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564cm" svg:height="0.422cm" svg:x="9.081cm" svg:y="13.881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4.304cm" svg:viewBox="0 0 5388 424" draw:points="0,424 5388,424 5388,0 0,0">
          <text:p/>
        </draw:polygon>
        <draw:frame draw:style-name="gr2" draw:text-style-name="P2" draw:layer="layout" svg:width="3.82cm" svg:height="0.422cm" svg:x="7.717cm" svg:y="14.30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4.727cm" svg:viewBox="0 0 5388 425" draw:points="0,425 5388,425 5388,0 0,0">
          <text:p/>
        </draw:polygon>
        <draw:frame draw:style-name="gr2" draw:text-style-name="P2" draw:layer="layout" svg:width="2.547cm" svg:height="0.422cm" svg:x="7.293cm" svg:y="14.728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289cm" svg:height="0.422cm" svg:x="9.682cm" svg:y="14.728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5.151cm" svg:viewBox="0 0 5388 424" draw:points="0,424 5388,424 5388,0 0,0">
          <text:p/>
        </draw:polygon>
        <draw:frame draw:style-name="gr2" draw:text-style-name="P2" draw:layer="layout" svg:width="1.609cm" svg:height="0.422cm" svg:x="7.217cm" svg:y="15.15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129cm" svg:height="0.422cm" svg:x="8.665cm" svg:y="15.151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202cm" svg:height="0.422cm" svg:x="11.621cm" svg:y="15.15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151cm" svg:height="0.422cm" svg:x="11.723cm" svg:y="15.151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5.574cm" svg:viewBox="0 0 5388 425" draw:points="0,425 5388,425 5388,0 0,0">
          <text:p/>
        </draw:polygon>
        <draw:frame draw:style-name="gr2" draw:text-style-name="P2" draw:layer="layout" svg:width="0.27cm" svg:height="0.422cm" svg:x="8.377cm" svg:y="15.57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188cm" svg:height="0.422cm" svg:x="8.606cm" svg:y="15.574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5.998cm" svg:viewBox="0 0 5388 424" draw:points="0,424 5388,424 5388,0 0,0">
          <text:p/>
        </draw:polygon>
        <draw:polygon draw:style-name="gr1" draw:text-style-name="P1" draw:layer="layout" svg:width="3.989cm" svg:height="1.787cm" svg:x="12.307cm" svg:y="12.517cm" svg:viewBox="0 0 3990 1788" draw:points="0,1788 3990,1788 3990,0 0,0">
          <text:p/>
        </draw:polygon>
        <draw:polygon draw:style-name="gr1" draw:text-style-name="P1" draw:layer="layout" svg:width="0.093cm" svg:height="0.423cm" svg:x="12.307cm" svg:y="14.304cm" svg:viewBox="0 0 94 424" draw:points="0,424 94,424 94,0 0,0">
          <text:p/>
        </draw:polygon>
        <draw:polygon draw:style-name="gr1" draw:text-style-name="P1" draw:layer="layout" svg:width="0.093cm" svg:height="0.423cm" svg:x="16.203cm" svg:y="14.304cm" svg:viewBox="0 0 94 424" draw:points="0,424 94,424 94,0 0,0">
          <text:p/>
        </draw:polygon>
        <draw:polygon draw:style-name="gr1" draw:text-style-name="P1" draw:layer="layout" svg:width="3.989cm" svg:height="1.787cm" svg:x="12.307cm" svg:y="14.727cm" svg:viewBox="0 0 3990 1788" draw:points="0,1788 3990,1788 3990,0 0,0">
          <text:p/>
        </draw:polygon>
        <draw:polygon draw:style-name="gr1" draw:text-style-name="P1" draw:layer="layout" svg:width="3.803cm" svg:height="0.423cm" svg:x="12.4cm" svg:y="14.304cm" svg:viewBox="0 0 3804 424" draw:points="0,424 3804,424 3804,0 0,0">
          <text:p/>
        </draw:polygon>
        <draw:frame draw:style-name="gr2" draw:text-style-name="P2" draw:layer="layout" svg:width="1.015cm" svg:height="0.422cm" svg:x="13.4cm" svg:y="14.3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14.247cm" svg:y="14.304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46cm" svg:height="0.422cm" svg:x="14.518cm" svg:y="14.304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2.719cm" svg:height="1.787cm" svg:x="16.305cm" svg:y="12.517cm" svg:viewBox="0 0 2720 1788" draw:points="0,1788 2720,1788 2720,0 0,0">
          <text:p/>
        </draw:polygon>
        <draw:polygon draw:style-name="gr1" draw:text-style-name="P1" draw:layer="layout" svg:width="0.093cm" svg:height="0.423cm" svg:x="16.305cm" svg:y="14.304cm" svg:viewBox="0 0 94 424" draw:points="0,424 94,424 94,0 0,0">
          <text:p/>
        </draw:polygon>
        <draw:polygon draw:style-name="gr1" draw:text-style-name="P1" draw:layer="layout" svg:width="0.094cm" svg:height="0.423cm" svg:x="18.93cm" svg:y="14.304cm" svg:viewBox="0 0 95 424" draw:points="0,424 95,424 95,0 0,0">
          <text:p/>
        </draw:polygon>
        <draw:polygon draw:style-name="gr1" draw:text-style-name="P1" draw:layer="layout" svg:width="2.719cm" svg:height="1.787cm" svg:x="16.305cm" svg:y="14.727cm" svg:viewBox="0 0 2720 1788" draw:points="0,1788 2720,1788 2720,0 0,0">
          <text:p/>
        </draw:polygon>
        <draw:polygon draw:style-name="gr1" draw:text-style-name="P1" draw:layer="layout" svg:width="2.532cm" svg:height="0.423cm" svg:x="16.398cm" svg:y="14.304cm" svg:viewBox="0 0 2533 424" draw:points="0,424 2533,424 2533,0 0,0">
          <text:p/>
        </draw:polygon>
        <draw:frame draw:style-name="gr2" draw:text-style-name="P2" draw:layer="layout" svg:width="0.767cm" svg:height="0.422cm" svg:x="17.373cm" svg:y="14.304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12.508cm" svg:viewBox="0 0 10 94" draw:points="0,94 10,94 10,0 0,0">
          <text:p/>
        </draw:polygon>
        <draw:polygon draw:style-name="gr3" draw:text-style-name="P3" draw:layer="layout" svg:width="4.701cm" svg:height="0.009cm" svg:x="2.007cm" svg:y="12.508cm" svg:viewBox="0 0 4702 10" draw:points="0,10 4702,10 4702,0 0,0">
          <text:p/>
        </draw:polygon>
        <draw:polygon draw:style-name="gr1" draw:text-style-name="P1" draw:layer="layout" svg:width="4.701cm" svg:height="0.084cm" svg:x="2.007cm" svg:y="12.517cm" svg:viewBox="0 0 4702 85" draw:points="0,85 4702,85 4702,0 0,0">
          <text:p/>
        </draw:polygon>
        <draw:polygon draw:style-name="gr3" draw:text-style-name="P3" draw:layer="layout" svg:width="0.008cm" svg:height="0.093cm" svg:x="6.708cm" svg:y="12.508cm" svg:viewBox="0 0 9 94" draw:points="0,94 9,94 9,0 0,0">
          <text:p/>
        </draw:polygon>
        <draw:polygon draw:style-name="gr3" draw:text-style-name="P3" draw:layer="layout" svg:width="5.574cm" svg:height="0.009cm" svg:x="6.716cm" svg:y="12.508cm" svg:viewBox="0 0 5575 10" draw:points="0,10 5575,10 5575,0 0,0">
          <text:p/>
        </draw:polygon>
        <draw:polygon draw:style-name="gr1" draw:text-style-name="P1" draw:layer="layout" svg:width="5.574cm" svg:height="0.084cm" svg:x="6.716cm" svg:y="12.517cm" svg:viewBox="0 0 5575 85" draw:points="0,85 5575,85 5575,0 0,0">
          <text:p/>
        </draw:polygon>
        <draw:polygon draw:style-name="gr3" draw:text-style-name="P3" draw:layer="layout" svg:width="0.008cm" svg:height="0.093cm" svg:x="12.29cm" svg:y="12.508cm" svg:viewBox="0 0 9 94" draw:points="0,94 9,94 9,0 0,0">
          <text:p/>
        </draw:polygon>
        <draw:polygon draw:style-name="gr3" draw:text-style-name="P3" draw:layer="layout" svg:width="3.99cm" svg:height="0.009cm" svg:x="12.298cm" svg:y="12.508cm" svg:viewBox="0 0 3991 10" draw:points="0,10 3991,10 3991,0 0,0">
          <text:p/>
        </draw:polygon>
        <draw:polygon draw:style-name="gr1" draw:text-style-name="P1" draw:layer="layout" svg:width="3.99cm" svg:height="0.084cm" svg:x="12.298cm" svg:y="12.517cm" svg:viewBox="0 0 3991 85" draw:points="0,85 3991,85 3991,0 0,0">
          <text:p/>
        </draw:polygon>
        <draw:polygon draw:style-name="gr3" draw:text-style-name="P3" draw:layer="layout" svg:width="0.008cm" svg:height="0.093cm" svg:x="16.288cm" svg:y="12.508cm" svg:viewBox="0 0 9 94" draw:points="0,94 9,94 9,0 0,0">
          <text:p/>
        </draw:polygon>
        <draw:polygon draw:style-name="gr3" draw:text-style-name="P3" draw:layer="layout" svg:width="2.72cm" svg:height="0.009cm" svg:x="16.296cm" svg:y="12.508cm" svg:viewBox="0 0 2721 10" draw:points="0,10 2721,10 2721,0 0,0">
          <text:p/>
        </draw:polygon>
        <draw:polygon draw:style-name="gr1" draw:text-style-name="P1" draw:layer="layout" svg:width="2.72cm" svg:height="0.084cm" svg:x="16.296cm" svg:y="12.517cm" svg:viewBox="0 0 2721 85" draw:points="0,85 2721,85 2721,0 0,0">
          <text:p/>
        </draw:polygon>
        <draw:polygon draw:style-name="gr3" draw:text-style-name="P3" draw:layer="layout" svg:width="0.008cm" svg:height="0.093cm" svg:x="19.016cm" svg:y="12.508cm" svg:viewBox="0 0 9 94" draw:points="0,94 9,94 9,0 0,0">
          <text:p/>
        </draw:polygon>
        <draw:polygon draw:style-name="gr1" draw:text-style-name="P1" draw:layer="layout" svg:width="4.701cm" svg:height="0.093cm" svg:x="2.007cm" svg:y="16.413cm" svg:viewBox="0 0 4702 94" draw:points="0,94 4702,94 4702,0 0,0">
          <text:p/>
        </draw:polygon>
        <draw:polygon draw:style-name="gr3" draw:text-style-name="P3" draw:layer="layout" svg:width="0.009cm" svg:height="3.913cm" svg:x="1.998cm" svg:y="12.601cm" svg:viewBox="0 0 10 3914" draw:points="0,3914 10,3914 10,0 0,0">
          <text:p/>
        </draw:polygon>
        <draw:polygon draw:style-name="gr1" draw:text-style-name="P1" draw:layer="layout" svg:width="5.582cm" svg:height="0.093cm" svg:x="6.716cm" svg:y="16.413cm" svg:viewBox="0 0 5583 94" draw:points="0,94 5583,94 5583,0 0,0">
          <text:p/>
        </draw:polygon>
        <draw:polygon draw:style-name="gr3" draw:text-style-name="P3" draw:layer="layout" svg:width="0.008cm" svg:height="3.913cm" svg:x="6.708cm" svg:y="12.601cm" svg:viewBox="0 0 9 3914" draw:points="0,3914 9,3914 9,0 0,0">
          <text:p/>
        </draw:polygon>
        <draw:polygon draw:style-name="gr1" draw:text-style-name="P1" draw:layer="layout" svg:width="3.989cm" svg:height="0.093cm" svg:x="12.307cm" svg:y="16.413cm" svg:viewBox="0 0 3990 94" draw:points="0,94 3990,94 3990,0 0,0">
          <text:p/>
        </draw:polygon>
        <draw:polygon draw:style-name="gr3" draw:text-style-name="P3" draw:layer="layout" svg:width="0.008cm" svg:height="3.913cm" svg:x="12.29cm" svg:y="12.601cm" svg:viewBox="0 0 9 3914" draw:points="0,3914 9,3914 9,0 0,0">
          <text:p/>
        </draw:polygon>
        <draw:polygon draw:style-name="gr1" draw:text-style-name="P1" draw:layer="layout" svg:width="2.719cm" svg:height="0.093cm" svg:x="16.305cm" svg:y="16.413cm" svg:viewBox="0 0 2720 94" draw:points="0,94 2720,94 2720,0 0,0">
          <text:p/>
        </draw:polygon>
        <draw:polygon draw:style-name="gr3" draw:text-style-name="P3" draw:layer="layout" svg:width="0.008cm" svg:height="3.913cm" svg:x="16.288cm" svg:y="12.601cm" svg:viewBox="0 0 9 3914" draw:points="0,3914 9,3914 9,0 0,0">
          <text:p/>
        </draw:polygon>
        <draw:polygon draw:style-name="gr3" draw:text-style-name="P3" draw:layer="layout" svg:width="0.008cm" svg:height="3.913cm" svg:x="19.016cm" svg:y="12.601cm" svg:viewBox="0 0 9 3914" draw:points="0,3914 9,3914 9,0 0,0">
          <text:p/>
        </draw:polygon>
        <draw:polygon draw:style-name="gr1" draw:text-style-name="P1" draw:layer="layout" svg:width="4.709cm" svg:height="1.787cm" svg:x="2.007cm" svg:y="16.514cm" svg:viewBox="0 0 4710 1788" draw:points="0,1788 4710,1788 4710,0 0,0">
          <text:p/>
        </draw:polygon>
        <draw:polygon draw:style-name="gr1" draw:text-style-name="P1" draw:layer="layout" svg:width="0.093cm" svg:height="0.423cm" svg:x="2.007cm" svg:y="18.301cm" svg:viewBox="0 0 94 424" draw:points="0,424 94,424 94,0 0,0">
          <text:p/>
        </draw:polygon>
        <draw:polygon draw:style-name="gr1" draw:text-style-name="P1" draw:layer="layout" svg:width="0.093cm" svg:height="0.423cm" svg:x="6.623cm" svg:y="18.301cm" svg:viewBox="0 0 94 424" draw:points="0,424 94,424 94,0 0,0">
          <text:p/>
        </draw:polygon>
        <draw:polygon draw:style-name="gr1" draw:text-style-name="P1" draw:layer="layout" svg:width="4.709cm" svg:height="1.788cm" svg:x="2.007cm" svg:y="18.724cm" svg:viewBox="0 0 4710 1789" draw:points="0,1789 4710,1789 4710,0 0,0">
          <text:p/>
        </draw:polygon>
        <draw:polygon draw:style-name="gr1" draw:text-style-name="P1" draw:layer="layout" svg:width="4.523cm" svg:height="0.423cm" svg:x="2.1cm" svg:y="18.301cm" svg:viewBox="0 0 4524 424" draw:points="0,424 4524,424 4524,0 0,0">
          <text:p/>
        </draw:polygon>
        <draw:frame draw:style-name="gr2" draw:text-style-name="P2" draw:layer="layout" svg:width="1.974cm" svg:height="0.422cm" svg:x="2.236cm" svg:y="18.30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108cm" svg:y="18.30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31cm" svg:height="0.422cm" svg:x="4.371cm" svg:y="18.301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4cm" svg:x="6.725cm" svg:y="16.514cm" svg:viewBox="0 0 5574 95" draw:points="0,95 5574,95 5574,0 0,0">
          <text:p/>
        </draw:polygon>
        <draw:polygon draw:style-name="gr1" draw:text-style-name="P1" draw:layer="layout" svg:width="0.093cm" svg:height="3.811cm" svg:x="6.725cm" svg:y="16.608cm" svg:viewBox="0 0 94 3812" draw:points="0,3812 94,3812 94,0 0,0">
          <text:p/>
        </draw:polygon>
        <draw:polygon draw:style-name="gr1" draw:text-style-name="P1" draw:layer="layout" svg:width="0.093cm" svg:height="3.811cm" svg:x="12.205cm" svg:y="16.608cm" svg:viewBox="0 0 94 3812" draw:points="0,3812 94,3812 94,0 0,0">
          <text:p/>
        </draw:polygon>
        <draw:polygon draw:style-name="gr1" draw:text-style-name="P1" draw:layer="layout" svg:width="5.573cm" svg:height="0.093cm" svg:x="6.725cm" svg:y="20.419cm" svg:viewBox="0 0 5574 94" draw:points="0,94 5574,94 5574,0 0,0">
          <text:p/>
        </draw:polygon>
        <draw:polygon draw:style-name="gr1" draw:text-style-name="P1" draw:layer="layout" svg:width="5.387cm" svg:height="0.423cm" svg:x="6.818cm" svg:y="16.608cm" svg:viewBox="0 0 5388 424" draw:points="0,424 5388,424 5388,0 0,0">
          <text:p/>
        </draw:polygon>
        <draw:polygon draw:style-name="gr1" draw:text-style-name="P1" draw:layer="layout" svg:width="5.387cm" svg:height="0.423cm" svg:x="6.818cm" svg:y="17.031cm" svg:viewBox="0 0 5388 424" draw:points="0,424 5388,424 5388,0 0,0">
          <text:p/>
        </draw:polygon>
        <draw:frame draw:style-name="gr2" draw:text-style-name="P2" draw:layer="layout" svg:width="1.572cm" svg:height="0.422cm" svg:x="7.513cm" svg:y="17.031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743cm" svg:height="0.422cm" svg:x="8.996cm" svg:y="17.031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7.454cm" svg:viewBox="0 0 5388 425" draw:points="0,425 5388,425 5388,0 0,0">
          <text:p/>
        </draw:polygon>
        <draw:frame draw:style-name="gr2" draw:text-style-name="P2" draw:layer="layout" svg:width="2.243cm" svg:height="0.422cm" svg:x="8.47cm" svg:y="17.455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7.878cm" svg:viewBox="0 0 5388 424" draw:points="0,424 5388,424 5388,0 0,0">
          <text:p/>
        </draw:polygon>
        <draw:frame draw:style-name="gr2" draw:text-style-name="P2" draw:layer="layout" svg:width="1.705cm" svg:height="0.422cm" svg:x="7.784cm" svg:y="17.878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088cm" svg:height="0.422cm" svg:x="9.385cm" svg:y="17.878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8.301cm" svg:viewBox="0 0 5388 424" draw:points="0,424 5388,424 5388,0 0,0">
          <text:p/>
        </draw:polygon>
        <draw:frame draw:style-name="gr2" draw:text-style-name="P2" draw:layer="layout" svg:width="0.755cm" svg:height="0.422cm" svg:x="8.453cm" svg:y="18.30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704cm" svg:height="0.422cm" svg:x="9.021cm" svg:y="18.301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5cm" svg:x="6.818cm" svg:y="18.724cm" svg:viewBox="0 0 5388 426" draw:points="0,426 5388,426 5388,0 0,0">
          <text:p/>
        </draw:polygon>
        <draw:frame draw:style-name="gr2" draw:text-style-name="P2" draw:layer="layout" svg:width="2.547cm" svg:height="0.422cm" svg:x="8.318cm" svg:y="18.726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9.149cm" svg:viewBox="0 0 5388 424" draw:points="0,424 5388,424 5388,0 0,0">
          <text:p/>
        </draw:polygon>
        <draw:frame draw:style-name="gr2" draw:text-style-name="P2" draw:layer="layout" svg:width="5.232cm" svg:height="0.422cm" svg:x="7.014cm" svg:y="19.14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9.572cm" svg:viewBox="0 0 5388 424" draw:points="0,424 5388,424 5388,0 0,0">
          <text:p/>
        </draw:polygon>
        <draw:frame draw:style-name="gr2" draw:text-style-name="P2" draw:layer="layout" svg:width="4.751cm" svg:height="0.422cm" svg:x="7.209cm" svg:y="19.57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19.995cm" svg:viewBox="0 0 5388 425" draw:points="0,425 5388,425 5388,0 0,0">
          <text:p/>
        </draw:polygon>
        <draw:polygon draw:style-name="gr1" draw:text-style-name="P1" draw:layer="layout" svg:width="3.989cm" svg:height="1.787cm" svg:x="12.307cm" svg:y="16.514cm" svg:viewBox="0 0 3990 1788" draw:points="0,1788 3990,1788 3990,0 0,0">
          <text:p/>
        </draw:polygon>
        <draw:polygon draw:style-name="gr1" draw:text-style-name="P1" draw:layer="layout" svg:width="0.093cm" svg:height="0.423cm" svg:x="12.307cm" svg:y="18.301cm" svg:viewBox="0 0 94 424" draw:points="0,424 94,424 94,0 0,0">
          <text:p/>
        </draw:polygon>
        <draw:polygon draw:style-name="gr1" draw:text-style-name="P1" draw:layer="layout" svg:width="0.093cm" svg:height="0.423cm" svg:x="16.203cm" svg:y="18.301cm" svg:viewBox="0 0 94 424" draw:points="0,424 94,424 94,0 0,0">
          <text:p/>
        </draw:polygon>
        <draw:polygon draw:style-name="gr1" draw:text-style-name="P1" draw:layer="layout" svg:width="3.989cm" svg:height="1.788cm" svg:x="12.307cm" svg:y="18.724cm" svg:viewBox="0 0 3990 1789" draw:points="0,1789 3990,1789 3990,0 0,0">
          <text:p/>
        </draw:polygon>
        <draw:polygon draw:style-name="gr1" draw:text-style-name="P1" draw:layer="layout" svg:width="3.803cm" svg:height="0.423cm" svg:x="12.4cm" svg:y="18.301cm" svg:viewBox="0 0 3804 424" draw:points="0,424 3804,424 3804,0 0,0">
          <text:p/>
        </draw:polygon>
        <draw:frame draw:style-name="gr2" draw:text-style-name="P2" draw:layer="layout" svg:width="1.015cm" svg:height="0.422cm" svg:x="13.4cm" svg:y="18.30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14.247cm" svg:y="18.30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46cm" svg:height="0.422cm" svg:x="14.518cm" svg:y="18.301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2.719cm" svg:height="1.787cm" svg:x="16.305cm" svg:y="16.514cm" svg:viewBox="0 0 2720 1788" draw:points="0,1788 2720,1788 2720,0 0,0">
          <text:p/>
        </draw:polygon>
        <draw:polygon draw:style-name="gr1" draw:text-style-name="P1" draw:layer="layout" svg:width="0.093cm" svg:height="0.423cm" svg:x="16.305cm" svg:y="18.301cm" svg:viewBox="0 0 94 424" draw:points="0,424 94,424 94,0 0,0">
          <text:p/>
        </draw:polygon>
        <draw:polygon draw:style-name="gr1" draw:text-style-name="P1" draw:layer="layout" svg:width="0.094cm" svg:height="0.423cm" svg:x="18.93cm" svg:y="18.301cm" svg:viewBox="0 0 95 424" draw:points="0,424 95,424 95,0 0,0">
          <text:p/>
        </draw:polygon>
        <draw:polygon draw:style-name="gr1" draw:text-style-name="P1" draw:layer="layout" svg:width="2.719cm" svg:height="1.788cm" svg:x="16.305cm" svg:y="18.724cm" svg:viewBox="0 0 2720 1789" draw:points="0,1789 2720,1789 2720,0 0,0">
          <text:p/>
        </draw:polygon>
        <draw:polygon draw:style-name="gr1" draw:text-style-name="P1" draw:layer="layout" svg:width="2.532cm" svg:height="0.423cm" svg:x="16.398cm" svg:y="18.301cm" svg:viewBox="0 0 2533 424" draw:points="0,424 2533,424 2533,0 0,0">
          <text:p/>
        </draw:polygon>
        <draw:frame draw:style-name="gr2" draw:text-style-name="P2" draw:layer="layout" svg:width="0.767cm" svg:height="0.422cm" svg:x="17.373cm" svg:y="18.301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4cm" svg:x="1.998cm" svg:y="16.514cm" svg:viewBox="0 0 10 95" draw:points="0,95 10,95 10,0 0,0">
          <text:p/>
        </draw:polygon>
        <draw:polygon draw:style-name="gr3" draw:text-style-name="P3" draw:layer="layout" svg:width="4.701cm" svg:height="0.009cm" svg:x="2.007cm" svg:y="16.514cm" svg:viewBox="0 0 4702 10" draw:points="0,10 4702,10 4702,0 0,0">
          <text:p/>
        </draw:polygon>
        <draw:polygon draw:style-name="gr1" draw:text-style-name="P1" draw:layer="layout" svg:width="4.701cm" svg:height="0.085cm" svg:x="2.007cm" svg:y="16.523cm" svg:viewBox="0 0 4702 86" draw:points="0,86 4702,86 4702,0 0,0">
          <text:p/>
        </draw:polygon>
        <draw:polygon draw:style-name="gr3" draw:text-style-name="P3" draw:layer="layout" svg:width="0.008cm" svg:height="0.094cm" svg:x="6.708cm" svg:y="16.514cm" svg:viewBox="0 0 9 95" draw:points="0,95 9,95 9,0 0,0">
          <text:p/>
        </draw:polygon>
        <draw:polygon draw:style-name="gr3" draw:text-style-name="P3" draw:layer="layout" svg:width="5.574cm" svg:height="0.009cm" svg:x="6.716cm" svg:y="16.514cm" svg:viewBox="0 0 5575 10" draw:points="0,10 5575,10 5575,0 0,0">
          <text:p/>
        </draw:polygon>
        <draw:polygon draw:style-name="gr1" draw:text-style-name="P1" draw:layer="layout" svg:width="5.574cm" svg:height="0.085cm" svg:x="6.716cm" svg:y="16.523cm" svg:viewBox="0 0 5575 86" draw:points="0,86 5575,86 5575,0 0,0">
          <text:p/>
        </draw:polygon>
        <draw:polygon draw:style-name="gr3" draw:text-style-name="P3" draw:layer="layout" svg:width="0.008cm" svg:height="0.094cm" svg:x="12.29cm" svg:y="16.514cm" svg:viewBox="0 0 9 95" draw:points="0,95 9,95 9,0 0,0">
          <text:p/>
        </draw:polygon>
        <draw:polygon draw:style-name="gr3" draw:text-style-name="P3" draw:layer="layout" svg:width="3.99cm" svg:height="0.009cm" svg:x="12.298cm" svg:y="16.514cm" svg:viewBox="0 0 3991 10" draw:points="0,10 3991,10 3991,0 0,0">
          <text:p/>
        </draw:polygon>
        <draw:polygon draw:style-name="gr1" draw:text-style-name="P1" draw:layer="layout" svg:width="3.99cm" svg:height="0.085cm" svg:x="12.298cm" svg:y="16.523cm" svg:viewBox="0 0 3991 86" draw:points="0,86 3991,86 3991,0 0,0">
          <text:p/>
        </draw:polygon>
        <draw:polygon draw:style-name="gr3" draw:text-style-name="P3" draw:layer="layout" svg:width="0.008cm" svg:height="0.094cm" svg:x="16.288cm" svg:y="16.514cm" svg:viewBox="0 0 9 95" draw:points="0,95 9,95 9,0 0,0">
          <text:p/>
        </draw:polygon>
        <draw:polygon draw:style-name="gr3" draw:text-style-name="P3" draw:layer="layout" svg:width="2.72cm" svg:height="0.009cm" svg:x="16.296cm" svg:y="16.514cm" svg:viewBox="0 0 2721 10" draw:points="0,10 2721,10 2721,0 0,0">
          <text:p/>
        </draw:polygon>
        <draw:polygon draw:style-name="gr1" draw:text-style-name="P1" draw:layer="layout" svg:width="2.72cm" svg:height="0.085cm" svg:x="16.296cm" svg:y="16.523cm" svg:viewBox="0 0 2721 86" draw:points="0,86 2721,86 2721,0 0,0">
          <text:p/>
        </draw:polygon>
        <draw:polygon draw:style-name="gr3" draw:text-style-name="P3" draw:layer="layout" svg:width="0.008cm" svg:height="0.094cm" svg:x="19.016cm" svg:y="16.514cm" svg:viewBox="0 0 9 95" draw:points="0,95 9,95 9,0 0,0">
          <text:p/>
        </draw:polygon>
        <draw:polygon draw:style-name="gr1" draw:text-style-name="P1" draw:layer="layout" svg:width="4.701cm" svg:height="0.093cm" svg:x="2.007cm" svg:y="20.419cm" svg:viewBox="0 0 4702 94" draw:points="0,94 4702,94 4702,0 0,0">
          <text:p/>
        </draw:polygon>
        <draw:polygon draw:style-name="gr3" draw:text-style-name="P3" draw:layer="layout" svg:width="0.009cm" svg:height="3.912cm" svg:x="1.998cm" svg:y="16.608cm" svg:viewBox="0 0 10 3913" draw:points="0,3913 10,3913 10,0 0,0">
          <text:p/>
        </draw:polygon>
        <draw:polygon draw:style-name="gr1" draw:text-style-name="P1" draw:layer="layout" svg:width="5.582cm" svg:height="0.093cm" svg:x="6.716cm" svg:y="20.419cm" svg:viewBox="0 0 5583 94" draw:points="0,94 5583,94 5583,0 0,0">
          <text:p/>
        </draw:polygon>
        <draw:polygon draw:style-name="gr3" draw:text-style-name="P3" draw:layer="layout" svg:width="0.008cm" svg:height="3.912cm" svg:x="6.708cm" svg:y="16.608cm" svg:viewBox="0 0 9 3913" draw:points="0,3913 9,3913 9,0 0,0">
          <text:p/>
        </draw:polygon>
        <draw:polygon draw:style-name="gr1" draw:text-style-name="P1" draw:layer="layout" svg:width="3.989cm" svg:height="0.093cm" svg:x="12.307cm" svg:y="20.419cm" svg:viewBox="0 0 3990 94" draw:points="0,94 3990,94 3990,0 0,0">
          <text:p/>
        </draw:polygon>
        <draw:polygon draw:style-name="gr3" draw:text-style-name="P3" draw:layer="layout" svg:width="0.008cm" svg:height="3.912cm" svg:x="12.29cm" svg:y="16.608cm" svg:viewBox="0 0 9 3913" draw:points="0,3913 9,3913 9,0 0,0">
          <text:p/>
        </draw:polygon>
        <draw:polygon draw:style-name="gr1" draw:text-style-name="P1" draw:layer="layout" svg:width="2.719cm" svg:height="0.093cm" svg:x="16.305cm" svg:y="20.419cm" svg:viewBox="0 0 2720 94" draw:points="0,94 2720,94 2720,0 0,0">
          <text:p/>
        </draw:polygon>
        <draw:polygon draw:style-name="gr3" draw:text-style-name="P3" draw:layer="layout" svg:width="0.008cm" svg:height="3.912cm" svg:x="16.288cm" svg:y="16.608cm" svg:viewBox="0 0 9 3913" draw:points="0,3913 9,3913 9,0 0,0">
          <text:p/>
        </draw:polygon>
        <draw:polygon draw:style-name="gr3" draw:text-style-name="P3" draw:layer="layout" svg:width="0.008cm" svg:height="3.912cm" svg:x="19.016cm" svg:y="16.608cm" svg:viewBox="0 0 9 3913" draw:points="0,3913 9,3913 9,0 0,0">
          <text:p/>
        </draw:polygon>
        <draw:polygon draw:style-name="gr1" draw:text-style-name="P1" draw:layer="layout" svg:width="4.709cm" svg:height="0.728cm" svg:x="2.007cm" svg:y="20.52cm" svg:viewBox="0 0 4710 729" draw:points="0,729 4710,729 4710,0 0,0">
          <text:p/>
        </draw:polygon>
        <draw:polygon draw:style-name="gr1" draw:text-style-name="P1" draw:layer="layout" svg:width="0.093cm" svg:height="0.424cm" svg:x="2.007cm" svg:y="21.248cm" svg:viewBox="0 0 94 425" draw:points="0,425 94,425 94,0 0,0">
          <text:p/>
        </draw:polygon>
        <draw:polygon draw:style-name="gr1" draw:text-style-name="P1" draw:layer="layout" svg:width="0.093cm" svg:height="0.424cm" svg:x="6.623cm" svg:y="21.248cm" svg:viewBox="0 0 94 425" draw:points="0,425 94,425 94,0 0,0">
          <text:p/>
        </draw:polygon>
        <draw:polygon draw:style-name="gr1" draw:text-style-name="P1" draw:layer="layout" svg:width="4.709cm" svg:height="0.729cm" svg:x="2.007cm" svg:y="21.672cm" svg:viewBox="0 0 4710 730" draw:points="0,730 4710,730 4710,0 0,0">
          <text:p/>
        </draw:polygon>
        <draw:polygon draw:style-name="gr1" draw:text-style-name="P1" draw:layer="layout" svg:width="4.523cm" svg:height="0.424cm" svg:x="2.1cm" svg:y="21.248cm" svg:viewBox="0 0 4524 425" draw:points="0,425 4524,425 4524,0 0,0">
          <text:p/>
        </draw:polygon>
        <draw:frame draw:style-name="gr2" draw:text-style-name="P2" draw:layer="layout" svg:width="1.928cm" svg:height="0.422cm" svg:x="2.685cm" svg:y="21.24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55cm" svg:height="0.422cm" svg:x="4.514cm" svg:y="21.249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1.422cm" svg:height="0.422cm" svg:x="4.777cm" svg:y="21.24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20.52cm" svg:viewBox="0 0 5574 94" draw:points="0,94 5574,94 5574,0 0,0">
          <text:p/>
        </draw:polygon>
        <draw:polygon draw:style-name="gr1" draw:text-style-name="P1" draw:layer="layout" svg:width="0.093cm" svg:height="1.694cm" svg:x="6.725cm" svg:y="20.613cm" svg:viewBox="0 0 94 1695" draw:points="0,1695 94,1695 94,0 0,0">
          <text:p/>
        </draw:polygon>
        <draw:polygon draw:style-name="gr1" draw:text-style-name="P1" draw:layer="layout" svg:width="0.093cm" svg:height="1.694cm" svg:x="12.205cm" svg:y="20.613cm" svg:viewBox="0 0 94 1695" draw:points="0,1695 94,1695 94,0 0,0">
          <text:p/>
        </draw:polygon>
        <draw:polygon draw:style-name="gr1" draw:text-style-name="P1" draw:layer="layout" svg:width="5.573cm" svg:height="0.094cm" svg:x="6.725cm" svg:y="22.307cm" svg:viewBox="0 0 5574 95" draw:points="0,95 5574,95 5574,0 0,0">
          <text:p/>
        </draw:polygon>
        <draw:polygon draw:style-name="gr1" draw:text-style-name="P1" draw:layer="layout" svg:width="5.387cm" svg:height="0.424cm" svg:x="6.818cm" svg:y="20.613cm" svg:viewBox="0 0 5388 425" draw:points="0,425 5388,425 5388,0 0,0">
          <text:p/>
        </draw:polygon>
        <draw:polygon draw:style-name="gr1" draw:text-style-name="P1" draw:layer="layout" svg:width="5.387cm" svg:height="0.423cm" svg:x="6.818cm" svg:y="21.037cm" svg:viewBox="0 0 5388 424" draw:points="0,424 5388,424 5388,0 0,0">
          <text:p/>
        </draw:polygon>
        <draw:frame draw:style-name="gr2" draw:text-style-name="P2" draw:layer="layout" svg:width="0.27cm" svg:height="0.422cm" svg:x="7.564cm" svg:y="21.037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3.817cm" svg:height="0.422cm" svg:x="7.793cm" svg:y="21.03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21.46cm" svg:viewBox="0 0 5388 425" draw:points="0,425 5388,425 5388,0 0,0">
          <text:p/>
        </draw:polygon>
        <draw:frame draw:style-name="gr2" draw:text-style-name="P2" draw:layer="layout" svg:width="0.27cm" svg:height="0.422cm" svg:x="7.302cm" svg:y="21.461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4.366cm" svg:height="0.422cm" svg:x="7.53cm" svg:y="21.461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21.884cm" svg:viewBox="0 0 5388 424" draw:points="0,424 5388,424 5388,0 0,0">
          <text:p/>
        </draw:polygon>
        <draw:polygon draw:style-name="gr1" draw:text-style-name="P1" draw:layer="layout" svg:width="3.989cm" svg:height="0.728cm" svg:x="12.307cm" svg:y="20.52cm" svg:viewBox="0 0 3990 729" draw:points="0,729 3990,729 3990,0 0,0">
          <text:p/>
        </draw:polygon>
        <draw:polygon draw:style-name="gr1" draw:text-style-name="P1" draw:layer="layout" svg:width="0.093cm" svg:height="0.424cm" svg:x="12.307cm" svg:y="21.248cm" svg:viewBox="0 0 94 425" draw:points="0,425 94,425 94,0 0,0">
          <text:p/>
        </draw:polygon>
        <draw:polygon draw:style-name="gr1" draw:text-style-name="P1" draw:layer="layout" svg:width="0.093cm" svg:height="0.424cm" svg:x="16.203cm" svg:y="21.248cm" svg:viewBox="0 0 94 425" draw:points="0,425 94,425 94,0 0,0">
          <text:p/>
        </draw:polygon>
        <draw:polygon draw:style-name="gr1" draw:text-style-name="P1" draw:layer="layout" svg:width="3.989cm" svg:height="0.729cm" svg:x="12.307cm" svg:y="21.672cm" svg:viewBox="0 0 3990 730" draw:points="0,730 3990,730 3990,0 0,0">
          <text:p/>
        </draw:polygon>
        <draw:polygon draw:style-name="gr1" draw:text-style-name="P1" draw:layer="layout" svg:width="3.803cm" svg:height="0.424cm" svg:x="12.4cm" svg:y="21.248cm" svg:viewBox="0 0 3804 425" draw:points="0,425 3804,425 3804,0 0,0">
          <text:p/>
        </draw:polygon>
        <draw:frame draw:style-name="gr2" draw:text-style-name="P2" draw:layer="layout" svg:width="1.015cm" svg:height="0.422cm" svg:x="13.4cm" svg:y="21.24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14.247cm" svg:y="21.24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846cm" svg:height="0.422cm" svg:x="14.518cm" svg:y="21.249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2.719cm" svg:height="0.728cm" svg:x="16.305cm" svg:y="20.52cm" svg:viewBox="0 0 2720 729" draw:points="0,729 2720,729 2720,0 0,0">
          <text:p/>
        </draw:polygon>
        <draw:polygon draw:style-name="gr1" draw:text-style-name="P1" draw:layer="layout" svg:width="0.093cm" svg:height="0.424cm" svg:x="16.305cm" svg:y="21.248cm" svg:viewBox="0 0 94 425" draw:points="0,425 94,425 94,0 0,0">
          <text:p/>
        </draw:polygon>
        <draw:polygon draw:style-name="gr1" draw:text-style-name="P1" draw:layer="layout" svg:width="0.094cm" svg:height="0.424cm" svg:x="18.93cm" svg:y="21.248cm" svg:viewBox="0 0 95 425" draw:points="0,425 95,425 95,0 0,0">
          <text:p/>
        </draw:polygon>
        <draw:polygon draw:style-name="gr1" draw:text-style-name="P1" draw:layer="layout" svg:width="2.719cm" svg:height="0.729cm" svg:x="16.305cm" svg:y="21.672cm" svg:viewBox="0 0 2720 730" draw:points="0,730 2720,730 2720,0 0,0">
          <text:p/>
        </draw:polygon>
        <draw:polygon draw:style-name="gr1" draw:text-style-name="P1" draw:layer="layout" svg:width="2.532cm" svg:height="0.424cm" svg:x="16.398cm" svg:y="21.248cm" svg:viewBox="0 0 2533 425" draw:points="0,425 2533,425 2533,0 0,0">
          <text:p/>
        </draw:polygon>
        <draw:frame draw:style-name="gr2" draw:text-style-name="P2" draw:layer="layout" svg:width="0.767cm" svg:height="0.422cm" svg:x="17.373cm" svg:y="21.24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20.52cm" svg:viewBox="0 0 10 94" draw:points="0,94 10,94 10,0 0,0">
          <text:p/>
        </draw:polygon>
        <draw:polygon draw:style-name="gr3" draw:text-style-name="P3" draw:layer="layout" svg:width="4.701cm" svg:height="0.009cm" svg:x="2.007cm" svg:y="20.52cm" svg:viewBox="0 0 4702 10" draw:points="0,10 4702,10 4702,0 0,0">
          <text:p/>
        </draw:polygon>
        <draw:polygon draw:style-name="gr1" draw:text-style-name="P1" draw:layer="layout" svg:width="4.701cm" svg:height="0.084cm" svg:x="2.007cm" svg:y="20.529cm" svg:viewBox="0 0 4702 85" draw:points="0,85 4702,85 4702,0 0,0">
          <text:p/>
        </draw:polygon>
        <draw:polygon draw:style-name="gr3" draw:text-style-name="P3" draw:layer="layout" svg:width="0.008cm" svg:height="0.093cm" svg:x="6.708cm" svg:y="20.52cm" svg:viewBox="0 0 9 94" draw:points="0,94 9,94 9,0 0,0">
          <text:p/>
        </draw:polygon>
        <draw:polygon draw:style-name="gr3" draw:text-style-name="P3" draw:layer="layout" svg:width="5.574cm" svg:height="0.009cm" svg:x="6.716cm" svg:y="20.52cm" svg:viewBox="0 0 5575 10" draw:points="0,10 5575,10 5575,0 0,0">
          <text:p/>
        </draw:polygon>
        <draw:polygon draw:style-name="gr1" draw:text-style-name="P1" draw:layer="layout" svg:width="5.574cm" svg:height="0.084cm" svg:x="6.716cm" svg:y="20.529cm" svg:viewBox="0 0 5575 85" draw:points="0,85 5575,85 5575,0 0,0">
          <text:p/>
        </draw:polygon>
        <draw:polygon draw:style-name="gr3" draw:text-style-name="P3" draw:layer="layout" svg:width="0.008cm" svg:height="0.093cm" svg:x="12.29cm" svg:y="20.52cm" svg:viewBox="0 0 9 94" draw:points="0,94 9,94 9,0 0,0">
          <text:p/>
        </draw:polygon>
        <draw:polygon draw:style-name="gr3" draw:text-style-name="P3" draw:layer="layout" svg:width="3.99cm" svg:height="0.009cm" svg:x="12.298cm" svg:y="20.52cm" svg:viewBox="0 0 3991 10" draw:points="0,10 3991,10 3991,0 0,0">
          <text:p/>
        </draw:polygon>
        <draw:polygon draw:style-name="gr1" draw:text-style-name="P1" draw:layer="layout" svg:width="3.99cm" svg:height="0.084cm" svg:x="12.298cm" svg:y="20.529cm" svg:viewBox="0 0 3991 85" draw:points="0,85 3991,85 3991,0 0,0">
          <text:p/>
        </draw:polygon>
        <draw:polygon draw:style-name="gr3" draw:text-style-name="P3" draw:layer="layout" svg:width="0.008cm" svg:height="0.093cm" svg:x="16.288cm" svg:y="20.52cm" svg:viewBox="0 0 9 94" draw:points="0,94 9,94 9,0 0,0">
          <text:p/>
        </draw:polygon>
        <draw:polygon draw:style-name="gr3" draw:text-style-name="P3" draw:layer="layout" svg:width="2.72cm" svg:height="0.009cm" svg:x="16.296cm" svg:y="20.52cm" svg:viewBox="0 0 2721 10" draw:points="0,10 2721,10 2721,0 0,0">
          <text:p/>
        </draw:polygon>
        <draw:polygon draw:style-name="gr1" draw:text-style-name="P1" draw:layer="layout" svg:width="2.72cm" svg:height="0.084cm" svg:x="16.296cm" svg:y="20.529cm" svg:viewBox="0 0 2721 85" draw:points="0,85 2721,85 2721,0 0,0">
          <text:p/>
        </draw:polygon>
        <draw:polygon draw:style-name="gr3" draw:text-style-name="P3" draw:layer="layout" svg:width="0.008cm" svg:height="0.093cm" svg:x="19.016cm" svg:y="20.52cm" svg:viewBox="0 0 9 94" draw:points="0,94 9,94 9,0 0,0">
          <text:p/>
        </draw:polygon>
        <draw:polygon draw:style-name="gr1" draw:text-style-name="P1" draw:layer="layout" svg:width="4.701cm" svg:height="0.094cm" svg:x="2.007cm" svg:y="22.307cm" svg:viewBox="0 0 4702 95" draw:points="0,95 4702,95 4702,0 0,0">
          <text:p/>
        </draw:polygon>
        <draw:polygon draw:style-name="gr3" draw:text-style-name="P3" draw:layer="layout" svg:width="0.009cm" svg:height="1.796cm" svg:x="1.998cm" svg:y="20.613cm" svg:viewBox="0 0 10 1797" draw:points="0,1797 10,1797 10,0 0,0">
          <text:p/>
        </draw:polygon>
        <draw:polygon draw:style-name="gr3" draw:text-style-name="P3" draw:layer="layout" svg:width="0.009cm" svg:height="0.008cm" svg:x="1.998cm" svg:y="22.409cm" svg:viewBox="0 0 10 9" draw:points="0,9 10,9 10,0 0,0">
          <text:p/>
        </draw:polygon>
        <draw:polygon draw:style-name="gr3" draw:text-style-name="P3" draw:layer="layout" svg:width="0.009cm" svg:height="0.008cm" svg:x="1.998cm" svg:y="22.409cm" svg:viewBox="0 0 10 9" draw:points="0,9 10,9 10,0 0,0">
          <text:p/>
        </draw:polygon>
        <draw:polygon draw:style-name="gr3" draw:text-style-name="P3" draw:layer="layout" svg:width="4.701cm" svg:height="0.008cm" svg:x="2.007cm" svg:y="22.409cm" svg:viewBox="0 0 4702 9" draw:points="0,9 4702,9 4702,0 0,0">
          <text:p/>
        </draw:polygon>
        <draw:polygon draw:style-name="gr1" draw:text-style-name="P1" draw:layer="layout" svg:width="5.582cm" svg:height="0.094cm" svg:x="6.716cm" svg:y="22.307cm" svg:viewBox="0 0 5583 95" draw:points="0,95 5583,95 5583,0 0,0">
          <text:p/>
        </draw:polygon>
        <draw:polygon draw:style-name="gr3" draw:text-style-name="P3" draw:layer="layout" svg:width="0.008cm" svg:height="1.796cm" svg:x="6.708cm" svg:y="20.613cm" svg:viewBox="0 0 9 1797" draw:points="0,1797 9,1797 9,0 0,0">
          <text:p/>
        </draw:polygon>
        <draw:polygon draw:style-name="gr3" draw:text-style-name="P3" draw:layer="layout" svg:width="0.008cm" svg:height="0.008cm" svg:x="6.708cm" svg:y="22.409cm" svg:viewBox="0 0 9 9" draw:points="0,9 9,9 9,0 0,0">
          <text:p/>
        </draw:polygon>
        <draw:polygon draw:style-name="gr3" draw:text-style-name="P3" draw:layer="layout" svg:width="5.574cm" svg:height="0.008cm" svg:x="6.716cm" svg:y="22.409cm" svg:viewBox="0 0 5575 9" draw:points="0,9 5575,9 5575,0 0,0">
          <text:p/>
        </draw:polygon>
        <draw:polygon draw:style-name="gr1" draw:text-style-name="P1" draw:layer="layout" svg:width="3.989cm" svg:height="0.094cm" svg:x="12.307cm" svg:y="22.307cm" svg:viewBox="0 0 3990 95" draw:points="0,95 3990,95 3990,0 0,0">
          <text:p/>
        </draw:polygon>
        <draw:polygon draw:style-name="gr3" draw:text-style-name="P3" draw:layer="layout" svg:width="0.008cm" svg:height="1.796cm" svg:x="12.29cm" svg:y="20.613cm" svg:viewBox="0 0 9 1797" draw:points="0,1797 9,1797 9,0 0,0">
          <text:p/>
        </draw:polygon>
        <draw:polygon draw:style-name="gr3" draw:text-style-name="P3" draw:layer="layout" svg:width="0.008cm" svg:height="0.008cm" svg:x="12.29cm" svg:y="22.409cm" svg:viewBox="0 0 9 9" draw:points="0,9 9,9 9,0 0,0">
          <text:p/>
        </draw:polygon>
        <draw:polygon draw:style-name="gr3" draw:text-style-name="P3" draw:layer="layout" svg:width="3.99cm" svg:height="0.008cm" svg:x="12.298cm" svg:y="22.409cm" svg:viewBox="0 0 3991 9" draw:points="0,9 3991,9 3991,0 0,0">
          <text:p/>
        </draw:polygon>
        <draw:polygon draw:style-name="gr1" draw:text-style-name="P1" draw:layer="layout" svg:width="2.719cm" svg:height="0.094cm" svg:x="16.305cm" svg:y="22.307cm" svg:viewBox="0 0 2720 95" draw:points="0,95 2720,95 2720,0 0,0">
          <text:p/>
        </draw:polygon>
        <draw:polygon draw:style-name="gr3" draw:text-style-name="P3" draw:layer="layout" svg:width="0.008cm" svg:height="1.796cm" svg:x="16.288cm" svg:y="20.613cm" svg:viewBox="0 0 9 1797" draw:points="0,1797 9,1797 9,0 0,0">
          <text:p/>
        </draw:polygon>
        <draw:polygon draw:style-name="gr3" draw:text-style-name="P3" draw:layer="layout" svg:width="0.008cm" svg:height="0.008cm" svg:x="16.288cm" svg:y="22.409cm" svg:viewBox="0 0 9 9" draw:points="0,9 9,9 9,0 0,0">
          <text:p/>
        </draw:polygon>
        <draw:polygon draw:style-name="gr3" draw:text-style-name="P3" draw:layer="layout" svg:width="2.72cm" svg:height="0.008cm" svg:x="16.296cm" svg:y="22.409cm" svg:viewBox="0 0 2721 9" draw:points="0,9 2721,9 2721,0 0,0">
          <text:p/>
        </draw:polygon>
        <draw:polygon draw:style-name="gr3" draw:text-style-name="P3" draw:layer="layout" svg:width="0.008cm" svg:height="1.796cm" svg:x="19.016cm" svg:y="20.613cm" svg:viewBox="0 0 9 1797" draw:points="0,1797 9,1797 9,0 0,0">
          <text:p/>
        </draw:polygon>
        <draw:polygon draw:style-name="gr3" draw:text-style-name="P3" draw:layer="layout" svg:width="0.008cm" svg:height="0.008cm" svg:x="19.016cm" svg:y="22.409cm" svg:viewBox="0 0 9 9" draw:points="0,9 9,9 9,0 0,0">
          <text:p/>
        </draw:polygon>
        <draw:polygon draw:style-name="gr3" draw:text-style-name="P3" draw:layer="layout" svg:width="0.008cm" svg:height="0.008cm" svg:x="19.016cm" svg:y="22.409cm" svg:viewBox="0 0 9 9" draw:points="0,9 9,9 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4"/>
    <meta:generator>LibreOffice/5.2.3.3$Linux_X86_64 LibreOffice_project/20m0$Build-3</meta:generator>
  </office:meta>
</office:document-meta>
</file>